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tyle="italic" style:font-style-asian="italic" style:font-style-complex="italic" fo:color="#ff0000"/>
    </style:style>
    <style:style style:name="T1_2" style:family="text">
      <style:text-properties fo:font-style="italic" style:font-style-asian="italic" style:font-style-complex="italic" fo:color="#ff0000"/>
    </style:style>
    <style:style style:name="T1_3" style:family="text">
      <style:text-properties fo:font-style="italic" style:font-style-asian="italic" style:font-style-complex="italic" fo:color="#ff0000"/>
    </style:style>
    <style:style style:name="T1_4" style:family="text">
      <style:text-properties fo:font-style="italic" style:font-style-asian="italic" style:font-style-complex="italic" fo:color="#ff0000"/>
    </style:style>
    <style:style style:name="T1_5" style:family="text">
      <style:text-properties fo:font-style="italic" style:font-style-asian="italic" style:font-style-complex="italic" fo:color="#ff0000"/>
    </style:style>
    <style:style style:name="T1_6" style:family="text">
      <style:text-properties fo:font-style="italic" style:font-style-asian="italic" style:font-style-complex="italic" fo:color="#ff0000"/>
    </style:style>
    <style:style style:name="T1_7" style:family="text">
      <style:text-properties fo:font-style="italic" style:font-style-asian="italic" style:font-style-complex="italic" fo:color="#ff0000"/>
    </style:style>
    <style:style style:name="T1_8" style:family="text">
      <style:text-properties fo:font-style="italic" style:font-style-asian="italic" style:font-style-complex="italic" fo:color="#ff0000"/>
    </style:style>
    <style:style style:name="T1_9" style:family="text">
      <style:text-properties fo:font-style="italic" style:font-style-asian="italic" style:font-style-complex="italic" fo:color="#ff0000"/>
    </style:style>
    <style:style style:name="T1_10" style:family="text">
      <style:text-properties fo:font-style="italic" style:font-style-asian="italic" style:font-style-complex="italic" fo:color="#ff0000"/>
    </style:style>
    <style:style style:name="T1_11" style:family="text"/>
    <style:style style:name="T1_1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_13" style:family="text"/>
    <style:style style:name="T1_1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_15" style:family="text"/>
    <style:style style:name="T1_1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_17" style:family="text"/>
    <style:style style:name="T1_18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_19" style:family="text"/>
    <style:style style:name="T1_20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_21" style:family="text">
      <style:text-properties fo:font-style="italic" style:font-style-asian="italic" style:font-style-complex="italic" fo:color="#ff0000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tyle="italic" style:font-style-asian="italic" style:font-style-complex="italic" fo:color="#ff0000"/>
    </style:style>
    <style:style style:name="T2_2" style:family="text">
      <style:text-properties fo:font-style="italic" style:font-style-asian="italic" style:font-style-complex="italic" fo:color="#ff0000"/>
    </style:style>
    <style:style style:name="T2_3" style:family="text">
      <style:text-properties fo:font-style="italic" style:font-style-asian="italic" style:font-style-complex="italic" fo:color="#ff0000"/>
    </style:style>
    <style:style style:name="T2_4" style:family="text">
      <style:text-properties fo:font-style="italic" style:font-style-asian="italic" style:font-style-complex="italic" fo:color="#ff0000"/>
    </style:style>
    <style:style style:name="T2_5" style:family="text">
      <style:text-properties fo:font-style="italic" style:font-style-asian="italic" style:font-style-complex="italic" fo:color="#ff0000"/>
    </style:style>
    <style:style style:name="T2_6" style:family="text">
      <style:text-properties fo:font-style="italic" style:font-style-asian="italic" style:font-style-complex="italic" fo:color="#ff0000"/>
    </style:style>
    <style:style style:name="T2_7" style:family="text">
      <style:text-properties fo:font-style="italic" style:font-style-asian="italic" style:font-style-complex="italic" fo:color="#ff0000"/>
    </style:style>
    <style:style style:name="T2_8" style:family="text">
      <style:text-properties fo:font-style="italic" style:font-style-asian="italic" style:font-style-complex="italic" fo:color="#ff0000"/>
    </style:style>
    <style:style style:name="T2_9" style:family="text">
      <style:text-properties fo:font-style="italic" style:font-style-asian="italic" style:font-style-complex="italic" fo:color="#ff0000"/>
    </style:style>
    <style:style style:name="T2_10" style:family="text">
      <style:text-properties fo:font-style="italic" style:font-style-asian="italic" style:font-style-complex="italic" fo:color="#ff0000"/>
    </style:style>
    <style:style style:name="T2_11" style:family="text">
      <style:text-properties fo:font-style="italic" style:font-style-asian="italic" style:font-style-complex="italic" fo:color="#ff0000"/>
    </style:style>
    <style:style style:name="T2_12" style:family="text">
      <style:text-properties fo:font-style="italic" style:font-style-asian="italic" style:font-style-complex="italic" fo:color="#ff0000"/>
    </style:style>
    <style:style style:name="T2_13" style:family="text">
      <style:text-properties fo:font-style="italic" style:font-style-asian="italic" style:font-style-complex="italic" fo:color="#ff0000"/>
    </style:style>
    <style:style style:name="T2_14" style:family="text">
      <style:text-properties fo:font-style="italic" style:font-style-asian="italic" style:font-style-complex="italic" fo:color="#ff0000"/>
    </style:style>
    <style:style style:name="T2_15" style:family="text">
      <style:text-properties fo:font-style="italic" style:font-style-asian="italic" style:font-style-complex="italic" fo:color="#ff0000"/>
    </style:style>
    <style:style style:name="T2_16" style:family="text">
      <style:text-properties fo:font-style="italic" style:font-style-asian="italic" style:font-style-complex="italic" fo:color="#ff0000"/>
    </style:style>
    <style:style style:name="T2_17" style:family="text">
      <style:text-properties fo:font-style="italic" style:font-style-asian="italic" style:font-style-complex="italic" fo:color="#ff0000"/>
    </style:style>
    <style:style style:name="T2_18" style:family="text">
      <style:text-properties fo:font-style="italic" style:font-style-asian="italic" style:font-style-complex="italic" fo:color="#ff0000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fo:font-size="48pt" style:font-size-asian="48pt" style:font-size-complex="48pt"/>
    </style:style>
    <style:style style:name="T3_2" style:family="text">
      <style:text-properties fo:font-size="48pt" style:font-size-asian="48pt" style:font-size-complex="48pt"/>
    </style:style>
    <style:style style:name="T3_3" style:family="text">
      <style:text-properties fo:font-size="48pt" style:font-size-asian="48pt" style:font-size-complex="48pt"/>
    </style:style>
    <style:style style:name="T3_4" style:family="text">
      <style:text-properties fo:font-size="48pt" style:font-size-asian="48pt" style:font-size-complex="48pt"/>
    </style:style>
    <style:style style:name="T3_5" style:family="text">
      <style:text-properties fo:font-size="48pt" style:font-size-asian="48pt" style:font-size-complex="48pt"/>
    </style:style>
    <style:style style:name="P4" style:family="paragraph" style:parent-style-name="Subtitle">
      <style:paragraph-properties fo:text-align="center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P5" style:family="paragraph" style:parent-style-name="Subtitle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16.5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Heading_20_3">
      <style:paragraph-properties fo:text-align="left" fo:break-before="auto" fo:text-indent="0cm" fo:line-height="100%" fo:margin-top="0.564cm" fo:margin-bottom="0.141cm" fo:margin-left="0cm" fo:margin-right="0cm" fo:keep-with-next="always" fo:keep-together="always" style:writing-mode="lr-tb"/>
    </style:style>
    <style:style style:name="T7_1" style:family="text">
      <style:text-properties style:text-line-through-style="none" fo:font-style="normal" style:font-style-asian="normal" style:font-style-complex="normal" fo:color="#434343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434343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434343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434343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Heading_20_1">
      <style:paragraph-properties fo:break-before="auto" fo:text-indent="0cm" fo:line-height="115%" fo:margin-top="0.847cm" fo:margin-left="0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T23_5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style="italic" style:font-style-asian="italic" style:font-style-complex="italic" fo:color="#980000"/>
    </style:style>
    <style:style style:name="T24_2" style:family="text">
      <style:text-properties fo:font-style="italic" style:font-style-asian="italic" style:font-style-complex="italic" fo:color="#980000"/>
    </style:style>
    <style:style style:name="T24_3" style:family="text">
      <style:text-properties fo:font-style="italic" style:font-style-asian="italic" style:font-style-complex="italic" fo:color="#980000"/>
    </style:style>
    <style:style style:name="T24_4" style:family="text">
      <style:text-properties fo:font-style="italic" style:font-style-asian="italic" style:font-style-complex="italic" fo:color="#980000"/>
    </style:style>
    <style:style style:name="T24_5" style:family="text">
      <style:text-properties fo:font-style="italic" style:font-style-asian="italic" style:font-style-complex="italic" fo:color="#980000"/>
    </style:style>
    <style:style style:name="T24_6" style:family="text">
      <style:text-properties fo:font-style="italic" style:font-style-asian="italic" style:font-style-complex="italic" fo:color="#980000"/>
    </style:style>
    <style:style style:name="T24_7" style:family="text">
      <style:text-properties fo:font-style="italic" style:font-style-asian="italic" style:font-style-complex="italic" fo:color="#980000"/>
    </style:style>
    <style:style style:name="T24_8" style:family="text">
      <style:text-properties fo:font-style="italic" style:font-style-asian="italic" style:font-style-complex="italic" fo:color="#980000"/>
    </style:style>
    <style:style style:name="T24_9" style:family="text">
      <style:text-properties fo:font-style="italic" style:font-style-asian="italic" style:font-style-complex="italic" fo:color="#980000"/>
    </style:style>
    <style:style style:name="T24_10" style:family="text">
      <style:text-properties fo:font-style="italic" style:font-style-asian="italic" style:font-style-complex="italic" fo:color="#980000"/>
    </style:style>
    <style:style style:name="T24_11" style:family="text">
      <style:text-properties fo:font-style="italic" style:font-style-asian="italic" style:font-style-complex="italic" fo:color="#980000"/>
    </style:style>
    <style:style style:name="T24_12" style:family="text">
      <style:text-properties fo:font-style="italic" style:font-style-asian="italic" style:font-style-complex="italic" fo:color="#980000"/>
    </style:style>
    <style:style style:name="T24_13" style:family="text">
      <style:text-properties fo:font-style="italic" style:font-style-asian="italic" style:font-style-complex="italic" fo:color="#980000"/>
    </style:style>
    <style:style style:name="T24_14" style:family="text">
      <style:text-properties fo:font-style="italic" style:font-style-asian="italic" style:font-style-complex="italic" fo:color="#980000"/>
    </style:style>
    <style:style style:name="T24_15" style:family="text">
      <style:text-properties fo:font-style="italic" style:font-style-asian="italic" style:font-style-complex="italic" fo:color="#980000"/>
    </style:style>
    <style:style style:name="T24_16" style:family="text">
      <style:text-properties fo:font-style="italic" style:font-style-asian="italic" style:font-style-complex="italic" fo:color="#980000"/>
    </style:style>
    <style:style style:name="T24_17" style:family="text">
      <style:text-properties fo:font-style="italic" style:font-style-asian="italic" style:font-style-complex="italic" fo:color="#980000"/>
    </style:style>
    <style:style style:name="T24_18" style:family="text">
      <style:text-properties fo:font-style="italic" style:font-style-asian="italic" style:font-style-complex="italic" fo:color="#980000"/>
    </style:style>
    <style:style style:name="T24_19" style:family="text">
      <style:text-properties fo:font-style="italic" style:font-style-asian="italic" style:font-style-complex="italic" fo:color="#980000"/>
    </style:style>
    <style:style style:name="T24_20" style:family="text">
      <style:text-properties fo:font-style="italic" style:font-style-asian="italic" style:font-style-complex="italic" fo:color="#980000"/>
    </style:style>
    <style:style style:name="T24_21" style:family="text">
      <style:text-properties fo:font-style="italic" style:font-style-asian="italic" style:font-style-complex="italic" fo:color="#980000"/>
    </style:style>
    <style:style style:name="T24_22" style:family="text">
      <style:text-properties fo:font-style="italic" style:font-style-asian="italic" style:font-style-complex="italic" fo:color="#980000"/>
    </style:style>
    <style:style style:name="T24_23" style:family="text">
      <style:text-properties fo:font-style="italic" style:font-style-asian="italic" style:font-style-complex="italic" fo:color="#980000"/>
    </style:style>
    <style:style style:name="T24_24" style:family="text">
      <style:text-properties fo:font-style="italic" style:font-style-asian="italic" style:font-style-complex="italic" fo:color="#980000"/>
    </style:style>
    <style:style style:name="T24_25" style:family="text">
      <style:text-properties fo:font-style="italic" style:font-style-asian="italic" style:font-style-complex="italic" fo:color="#980000"/>
    </style:style>
    <style:style style:name="T24_26" style:family="text">
      <style:text-properties fo:font-style="italic" style:font-style-asian="italic" style:font-style-complex="italic" fo:color="#980000"/>
    </style:style>
    <style:style style:name="T24_27" style:family="text">
      <style:text-properties fo:font-style="italic" style:font-style-asian="italic" style:font-style-complex="italic" fo:color="#980000"/>
    </style:style>
    <style:style style:name="T24_28" style:family="text">
      <style:text-properties fo:font-style="italic" style:font-style-asian="italic" style:font-style-complex="italic" fo:color="#980000"/>
    </style:style>
    <style:style style:name="T24_29" style:family="text">
      <style:text-properties fo:font-style="italic" style:font-style-asian="italic" style:font-style-complex="italic" fo:color="#980000"/>
    </style:style>
    <style:style style:name="T24_30" style:family="text">
      <style:text-properties fo:font-style="italic" style:font-style-asian="italic" style:font-style-complex="italic" fo:color="#980000"/>
    </style:style>
    <style:style style:name="T24_31" style:family="text">
      <style:text-properties fo:font-style="italic" style:font-style-asian="italic" style:font-style-complex="italic" fo:color="#980000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fo:font-style="italic" style:font-style-asian="italic" style:font-style-complex="italic"/>
    </style:style>
    <style:style style:name="T25_2" style:family="text">
      <style:text-properties fo:font-style="italic" style:font-style-asian="italic" style:font-style-complex="italic"/>
    </style:style>
    <style:style style:name="T25_3" style:family="text">
      <style:text-properties fo:font-style="italic" style:font-style-asian="italic" style:font-style-complex="italic"/>
    </style:style>
    <style:style style:name="T25_4" style:family="text">
      <style:text-properties fo:font-style="italic" style:font-style-asian="italic" style:font-style-complex="italic"/>
    </style:style>
    <style:style style:name="T25_5" style:family="text">
      <style:text-properties fo:font-style="italic" style:font-style-asian="italic" style:font-style-complex="italic"/>
    </style:style>
    <style:style style:name="T25_6" style:family="text">
      <style:text-properties fo:font-style="italic" style:font-style-asian="italic" style:font-style-complex="italic"/>
    </style:style>
    <style:style style:name="T25_7" style:family="text">
      <style:text-properties fo:font-style="italic" style:font-style-asian="italic" style:font-style-complex="italic"/>
    </style:style>
    <style:style style:name="T25_8" style:family="text">
      <style:text-properties fo:font-style="italic" style:font-style-asian="italic" style:font-style-complex="italic"/>
    </style:style>
    <style:style style:name="T25_9" style:family="text">
      <style:text-properties fo:font-style="italic" style:font-style-asian="italic" style:font-style-complex="italic"/>
    </style:style>
    <style:style style:name="T25_10" style:family="text">
      <style:text-properties fo:font-style="italic" style:font-style-asian="italic" style:font-style-complex="italic"/>
    </style:style>
    <style:style style:name="T25_11" style:family="text">
      <style:text-properties fo:font-style="italic" style:font-style-asian="italic" style:font-style-complex="italic"/>
    </style:style>
    <style:style style:name="T25_12" style:family="text">
      <style:text-properties fo:font-style="italic" style:font-style-asian="italic" style:font-style-complex="italic"/>
    </style:style>
    <style:style style:name="T25_13" style:family="text">
      <style:text-properties fo:font-style="italic" style:font-style-asian="italic" style:font-style-complex="italic"/>
    </style:style>
    <style:style style:name="T25_14" style:family="text">
      <style:text-properties fo:font-style="italic" style:font-style-asian="italic" style:font-style-complex="italic"/>
    </style:style>
    <style:style style:name="T25_15" style:family="text">
      <style:text-properties fo:font-style="italic" style:font-style-asian="italic" style:font-style-complex="italic"/>
    </style:style>
    <style:style style:name="T25_16" style:family="text">
      <style:text-properties fo:font-style="italic" style:font-style-asian="italic" style:font-style-complex="italic"/>
    </style:style>
    <style:style style:name="T25_17" style:family="text">
      <style:text-properties fo:font-style="italic" style:font-style-asian="italic" style:font-style-complex="italic"/>
    </style:style>
    <style:style style:name="T25_18" style:family="text">
      <style:text-properties fo:font-style="italic" style:font-style-asian="italic" style:font-style-complex="italic"/>
    </style:style>
    <style:style style:name="T25_19" style:family="text">
      <style:text-properties fo:font-style="italic" style:font-style-asian="italic" style:font-style-complex="italic"/>
    </style:style>
    <style:style style:name="T25_20" style:family="text">
      <style:text-properties fo:font-style="italic" style:font-style-asian="italic" style:font-style-complex="italic"/>
    </style:style>
    <style:style style:name="T25_21" style:family="text">
      <style:text-properties fo:font-style="italic" style:font-style-asian="italic" style:font-style-complex="italic"/>
    </style:style>
    <style:style style:name="T25_22" style:family="text">
      <style:text-properties fo:font-style="italic" style:font-style-asian="italic" style:font-style-complex="italic"/>
    </style:style>
    <style:style style:name="T25_23" style:family="text">
      <style:text-properties fo:font-style="italic" style:font-style-asian="italic" style:font-style-complex="italic"/>
    </style:style>
    <style:style style:name="T25_24" style:family="text">
      <style:text-properties fo:font-style="italic" style:font-style-asian="italic" style:font-style-complex="italic"/>
    </style:style>
    <style:style style:name="T25_25" style:family="text">
      <style:text-properties fo:font-style="italic" style:font-style-asian="italic" style:font-style-complex="italic"/>
    </style:style>
    <style:style style:name="T25_26" style:family="text">
      <style:text-properties fo:font-style="italic" style:font-style-asian="italic" style:font-style-complex="italic"/>
    </style:style>
    <style:style style:name="T25_27" style:family="text">
      <style:text-properties fo:font-style="italic" style:font-style-asian="italic" style:font-style-complex="italic"/>
    </style:style>
    <style:style style:name="T25_28" style:family="text">
      <style:text-properties fo:font-style="italic" style:font-style-asian="italic" style:font-style-complex="italic"/>
    </style:style>
    <style:style style:name="T25_29" style:family="text">
      <style:text-properties fo:font-style="italic" style:font-style-asian="italic" style:font-style-complex="italic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P30" style:family="paragraph" style:parent-style-name="Heading_20_1">
      <style:paragraph-properties fo:break-before="auto" fo:line-height="115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tyle="italic" style:font-style-asian="italic" style:font-style-complex="italic" fo:color="#980000"/>
    </style:style>
    <style:style style:name="T31_2" style:family="text">
      <style:text-properties fo:font-style="italic" style:font-style-asian="italic" style:font-style-complex="italic" fo:color="#980000"/>
    </style:style>
    <style:style style:name="T31_3" style:family="text">
      <style:text-properties fo:font-style="italic" style:font-style-asian="italic" style:font-style-complex="italic" fo:color="#980000"/>
    </style:style>
    <style:style style:name="T31_4" style:family="text">
      <style:text-properties fo:font-style="italic" style:font-style-asian="italic" style:font-style-complex="italic" fo:color="#980000"/>
    </style:style>
    <style:style style:name="T31_5" style:family="text">
      <style:text-properties fo:font-style="italic" style:font-style-asian="italic" style:font-style-complex="italic" fo:color="#980000"/>
    </style:style>
    <style:style style:name="T31_6" style:family="text">
      <style:text-properties fo:font-style="italic" style:font-style-asian="italic" style:font-style-complex="italic" fo:color="#980000"/>
    </style:style>
    <style:style style:name="T31_7" style:family="text">
      <style:text-properties fo:font-style="italic" style:font-style-asian="italic" style:font-style-complex="italic" fo:color="#980000"/>
    </style:style>
    <style:style style:name="T31_8" style:family="text">
      <style:text-properties fo:font-style="italic" style:font-style-asian="italic" style:font-style-complex="italic" fo:color="#980000"/>
    </style:style>
    <style:style style:name="T31_9" style:family="text">
      <style:text-properties fo:font-style="italic" style:font-style-asian="italic" style:font-style-complex="italic" fo:color="#980000"/>
    </style:style>
    <style:style style:name="T31_10" style:family="text">
      <style:text-properties fo:font-style="italic" style:font-style-asian="italic" style:font-style-complex="italic" fo:color="#980000"/>
    </style:style>
    <style:style style:name="T31_11" style:family="text">
      <style:text-properties fo:font-style="italic" style:font-style-asian="italic" style:font-style-complex="italic" fo:color="#980000"/>
    </style:style>
    <style:style style:name="T31_12" style:family="text">
      <style:text-properties fo:font-style="italic" style:font-style-asian="italic" style:font-style-complex="italic" fo:color="#980000"/>
    </style:style>
    <style:style style:name="T31_13" style:family="text">
      <style:text-properties fo:font-style="italic" style:font-style-asian="italic" style:font-style-complex="italic" fo:color="#980000"/>
    </style:style>
    <style:style style:name="T31_14" style:family="text">
      <style:text-properties fo:font-style="italic" style:font-style-asian="italic" style:font-style-complex="italic" fo:color="#980000"/>
    </style:style>
    <style:style style:name="T31_15" style:family="text">
      <style:text-properties fo:font-style="italic" style:font-style-asian="italic" style:font-style-complex="italic" fo:color="#980000"/>
    </style:style>
    <style:style style:name="T31_16" style:family="text">
      <style:text-properties fo:font-style="italic" style:font-style-asian="italic" style:font-style-complex="italic" fo:color="#980000"/>
    </style:style>
    <style:style style:name="T31_17" style:family="text">
      <style:text-properties fo:font-style="italic" style:font-style-asian="italic" style:font-style-complex="italic" fo:color="#980000"/>
    </style:style>
    <style:style style:name="T31_18" style:family="text">
      <style:text-properties fo:font-style="italic" style:font-style-asian="italic" style:font-style-complex="italic" fo:color="#980000"/>
    </style:style>
    <style:style style:name="T31_19" style:family="text">
      <style:text-properties fo:font-style="italic" style:font-style-asian="italic" style:font-style-complex="italic" fo:color="#980000"/>
    </style:style>
    <style:style style:name="T31_20" style:family="text">
      <style:text-properties fo:font-style="italic" style:font-style-asian="italic" style:font-style-complex="italic" fo:color="#980000"/>
    </style:style>
    <style:style style:name="T31_21" style:family="text">
      <style:text-properties fo:font-style="italic" style:font-style-asian="italic" style:font-style-complex="italic" fo:color="#980000"/>
    </style:style>
    <style:style style:name="T31_22" style:family="text">
      <style:text-properties fo:font-style="italic" style:font-style-asian="italic" style:font-style-complex="italic" fo:color="#980000"/>
    </style:style>
    <style:style style:name="T31_23" style:family="text">
      <style:text-properties fo:font-style="italic" style:font-style-asian="italic" style:font-style-complex="italic" fo:color="#980000"/>
    </style:style>
    <style:style style:name="T31_24" style:family="text">
      <style:text-properties fo:font-style="italic" style:font-style-asian="italic" style:font-style-complex="italic" fo:color="#980000"/>
    </style:style>
    <style:style style:name="T31_25" style:family="text">
      <style:text-properties fo:font-style="italic" style:font-style-asian="italic" style:font-style-complex="italic" fo:color="#980000"/>
    </style:style>
    <style:style style:name="T31_26" style:family="text">
      <style:text-properties fo:font-style="italic" style:font-style-asian="italic" style:font-style-complex="italic" fo:color="#980000"/>
    </style:style>
    <style:style style:name="T31_27" style:family="text">
      <style:text-properties fo:font-style="italic" style:font-style-asian="italic" style:font-style-complex="italic" fo:color="#980000"/>
    </style:style>
    <style:style style:name="T31_28" style:family="text">
      <style:text-properties fo:font-style="italic" style:font-style-asian="italic" style:font-style-complex="italic" fo:color="#980000"/>
    </style:style>
    <style:style style:name="T31_29" style:family="text">
      <style:text-properties fo:font-style="italic" style:font-style-asian="italic" style:font-style-complex="italic" fo:color="#980000"/>
    </style:style>
    <style:style style:name="T31_30" style:family="text">
      <style:text-properties fo:font-style="italic" style:font-style-asian="italic" style:font-style-complex="italic" fo:color="#980000"/>
    </style:style>
    <style:style style:name="T31_31" style:family="text">
      <style:text-properties fo:font-style="italic" style:font-style-asian="italic" style:font-style-complex="italic" fo:color="#980000"/>
    </style:style>
    <style:style style:name="T31_32" style:family="text">
      <style:text-properties fo:font-style="italic" style:font-style-asian="italic" style:font-style-complex="italic" fo:color="#980000"/>
    </style:style>
    <style:style style:name="T31_33" style:family="text">
      <style:text-properties fo:font-style="italic" style:font-style-asian="italic" style:font-style-complex="italic" fo:color="#980000"/>
    </style:style>
    <style:style style:name="T31_34" style:family="text">
      <style:text-properties fo:font-style="italic" style:font-style-asian="italic" style:font-style-complex="italic" fo:color="#980000"/>
    </style:style>
    <style:style style:name="T31_35" style:family="text">
      <style:text-properties fo:font-style="italic" style:font-style-asian="italic" style:font-style-complex="italic" fo:color="#980000"/>
    </style:style>
    <style:style style:name="T31_36" style:family="text">
      <style:text-properties fo:font-style="italic" style:font-style-asian="italic" style:font-style-complex="italic" fo:color="#980000"/>
    </style:style>
    <style:style style:name="T31_37" style:family="text">
      <style:text-properties fo:font-style="italic" style:font-style-asian="italic" style:font-style-complex="italic" fo:color="#980000"/>
    </style:style>
    <style:style style:name="T31_38" style:family="text">
      <style:text-properties fo:font-style="italic" style:font-style-asian="italic" style:font-style-complex="italic" fo:color="#980000"/>
    </style:style>
    <style:style style:name="T31_39" style:family="text">
      <style:text-properties fo:font-style="italic" style:font-style-asian="italic" style:font-style-complex="italic" fo:color="#980000"/>
    </style:style>
    <style:style style:name="T31_40" style:family="text">
      <style:text-properties fo:font-style="italic" style:font-style-asian="italic" style:font-style-complex="italic" fo:color="#980000"/>
    </style:style>
    <style:style style:name="T31_41" style:family="text">
      <style:text-properties fo:font-style="italic" style:font-style-asian="italic" style:font-style-complex="italic" fo:color="#980000"/>
    </style:style>
    <style:style style:name="T31_42" style:family="text">
      <style:text-properties fo:font-style="italic" style:font-style-asian="italic" style:font-style-complex="italic" fo:color="#980000"/>
    </style:style>
    <style:style style:name="T31_43" style:family="text">
      <style:text-properties fo:font-style="italic" style:font-style-asian="italic" style:font-style-complex="italic" fo:color="#980000"/>
    </style:style>
    <style:style style:name="T31_44" style:family="text">
      <style:text-properties fo:font-style="italic" style:font-style-asian="italic" style:font-style-complex="italic" fo:color="#980000"/>
    </style:style>
    <style:style style:name="T31_45" style:family="text">
      <style:text-properties fo:font-style="italic" style:font-style-asian="italic" style:font-style-complex="italic" fo:color="#980000"/>
    </style:style>
    <style:style style:name="T31_46" style:family="text">
      <style:text-properties fo:font-style="italic" style:font-style-asian="italic" style:font-style-complex="italic" fo:color="#980000"/>
    </style:style>
    <style:style style:name="T31_47" style:family="text">
      <style:text-properties fo:font-style="italic" style:font-style-asian="italic" style:font-style-complex="italic" fo:color="#980000"/>
    </style:style>
    <style:style style:name="P32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2" style:family="table-column">
      <style:table-column-properties style:column-width="4.18cm"/>
    </style:style>
    <style:style style:name="Column3" style:family="table-column">
      <style:table-column-properties style:column-width="9.975cm"/>
    </style:style>
    <style:style style:name="Column4" style:family="table-column">
      <style:table-column-properties style:column-width="2.355cm"/>
    </style:style>
    <style:style style:name="Row2" style:family="table-row"/>
    <style:style style:name="Cell2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7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8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line-height="100%" fo:margin-top="0cm" fo:margin-bottom="0cm" fo:margin-right="0cm" style:writing-mode="lr-tb"/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line-height="100%" fo:margin-top="0cm" fo:margin-bottom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line-height="100%" fo:margin-top="0cm" fo:margin-bottom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line-height="100%" fo:margin-top="0cm" fo:margin-bottom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Heading_20_1">
      <style:paragraph-properties fo:break-before="auto" fo:line-height="115%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style="italic" style:font-style-asian="italic" style:font-style-complex="italic" fo:color="#980000"/>
    </style:style>
    <style:style style:name="T68_2" style:family="text">
      <style:text-properties fo:font-style="italic" style:font-style-asian="italic" style:font-style-complex="italic" fo:color="#980000"/>
    </style:style>
    <style:style style:name="T68_3" style:family="text">
      <style:text-properties fo:font-style="italic" style:font-style-asian="italic" style:font-style-complex="italic" fo:color="#980000"/>
    </style:style>
    <style:style style:name="T68_4" style:family="text">
      <style:text-properties fo:font-style="italic" style:font-style-asian="italic" style:font-style-complex="italic" fo:color="#980000"/>
    </style:style>
    <style:style style:name="T68_5" style:family="text">
      <style:text-properties fo:font-style="italic" style:font-style-asian="italic" style:font-style-complex="italic" fo:color="#980000"/>
    </style:style>
    <style:style style:name="T68_6" style:family="text">
      <style:text-properties fo:font-style="italic" style:font-style-asian="italic" style:font-style-complex="italic" fo:color="#980000"/>
    </style:style>
    <style:style style:name="T68_7" style:family="text">
      <style:text-properties fo:font-style="italic" style:font-style-asian="italic" style:font-style-complex="italic" fo:color="#980000"/>
    </style:style>
    <style:style style:name="T68_8" style:family="text">
      <style:text-properties fo:font-style="italic" style:font-style-asian="italic" style:font-style-complex="italic" fo:color="#980000"/>
    </style:style>
    <style:style style:name="T68_9" style:family="text">
      <style:text-properties fo:font-style="italic" style:font-style-asian="italic" style:font-style-complex="italic" fo:color="#980000"/>
    </style:style>
    <style:style style:name="T68_10" style:family="text">
      <style:text-properties fo:font-style="italic" style:font-style-asian="italic" style:font-style-complex="italic" fo:color="#980000"/>
    </style:style>
    <style:style style:name="T68_11" style:family="text">
      <style:text-properties fo:font-style="italic" style:font-style-asian="italic" style:font-style-complex="italic" fo:color="#980000"/>
    </style:style>
    <style:style style:name="T68_12" style:family="text">
      <style:text-properties fo:font-style="italic" style:font-style-asian="italic" style:font-style-complex="italic" fo:color="#980000"/>
    </style:style>
    <style:style style:name="T68_13" style:family="text">
      <style:text-properties fo:font-style="italic" style:font-style-asian="italic" style:font-style-complex="italic" fo:color="#980000"/>
    </style:style>
    <style:style style:name="T68_14" style:family="text">
      <style:text-properties fo:font-style="italic" style:font-style-asian="italic" style:font-style-complex="italic" fo:color="#980000"/>
    </style:style>
    <style:style style:name="T68_15" style:family="text">
      <style:text-properties fo:font-style="italic" style:font-style-asian="italic" style:font-style-complex="italic" fo:color="#980000"/>
    </style:style>
    <style:style style:name="T68_16" style:family="text">
      <style:text-properties fo:font-style="italic" style:font-style-asian="italic" style:font-style-complex="italic" fo:color="#980000"/>
    </style:style>
    <style:style style:name="T68_17" style:family="text">
      <style:text-properties fo:font-style="italic" style:font-style-asian="italic" style:font-style-complex="italic" fo:color="#980000"/>
    </style:style>
    <style:style style:name="T68_18" style:family="text">
      <style:text-properties fo:font-style="italic" style:font-style-asian="italic" style:font-style-complex="italic" fo:color="#980000"/>
    </style:style>
    <style:style style:name="T68_19" style:family="text">
      <style:text-properties fo:font-style="italic" style:font-style-asian="italic" style:font-style-complex="italic" fo:color="#980000"/>
    </style:style>
    <style:style style:name="T68_20" style:family="text">
      <style:text-properties fo:font-style="italic" style:font-style-asian="italic" style:font-style-complex="italic" fo:color="#980000"/>
    </style:style>
    <style:style style:name="T68_21" style:family="text">
      <style:text-properties fo:font-style="italic" style:font-style-asian="italic" style:font-style-complex="italic" fo:color="#980000"/>
    </style:style>
    <style:style style:name="T68_22" style:family="text">
      <style:text-properties fo:font-style="italic" style:font-style-asian="italic" style:font-style-complex="italic" fo:color="#980000"/>
    </style:style>
    <style:style style:name="T68_23" style:family="text">
      <style:text-properties fo:font-style="italic" style:font-style-asian="italic" style:font-style-complex="italic" fo:color="#980000"/>
    </style:style>
    <style:style style:name="T68_24" style:family="text">
      <style:text-properties fo:font-style="italic" style:font-style-asian="italic" style:font-style-complex="italic" fo:color="#980000"/>
    </style:style>
    <style:style style:name="T68_25" style:family="text">
      <style:text-properties fo:font-style="italic" style:font-style-asian="italic" style:font-style-complex="italic" fo:color="#980000"/>
    </style:style>
    <style:style style:name="T68_26" style:family="text">
      <style:text-properties fo:font-style="italic" style:font-style-asian="italic" style:font-style-complex="italic" fo:color="#980000"/>
    </style:style>
    <style:style style:name="T68_27" style:family="text">
      <style:text-properties fo:font-style="italic" style:font-style-asian="italic" style:font-style-complex="italic" fo:color="#980000"/>
    </style:style>
    <style:style style:name="T68_28" style:family="text">
      <style:text-properties fo:font-style="italic" style:font-style-asian="italic" style:font-style-complex="italic" fo:color="#980000"/>
    </style:style>
    <style:style style:name="T68_29" style:family="text">
      <style:text-properties fo:font-style="italic" style:font-style-asian="italic" style:font-style-complex="italic" fo:color="#980000"/>
    </style:style>
    <style:style style:name="T68_30" style:family="text">
      <style:text-properties fo:font-style="italic" style:font-style-asian="italic" style:font-style-complex="italic" fo:color="#980000"/>
    </style:style>
    <style:style style:name="T68_31" style:family="text">
      <style:text-properties fo:font-style="italic" style:font-style-asian="italic" style:font-style-complex="italic" fo:color="#980000"/>
    </style:style>
    <style:style style:name="T68_32" style:family="text">
      <style:text-properties fo:font-style="italic" style:font-style-asian="italic" style:font-style-complex="italic" fo:color="#980000"/>
    </style:style>
    <style:style style:name="T68_33" style:family="text">
      <style:text-properties fo:font-style="italic" style:font-style-asian="italic" style:font-style-complex="italic" fo:color="#980000"/>
    </style:style>
    <style:style style:name="T68_34" style:family="text">
      <style:text-properties fo:font-style="italic" style:font-style-asian="italic" style:font-style-complex="italic" fo:color="#980000"/>
    </style:style>
    <style:style style:name="T68_35" style:family="text">
      <style:text-properties fo:font-style="italic" style:font-style-asian="italic" style:font-style-complex="italic" fo:color="#980000"/>
    </style:style>
    <style:style style:name="T68_36" style:family="text">
      <style:text-properties fo:font-style="italic" style:font-style-asian="italic" style:font-style-complex="italic" fo:color="#980000"/>
    </style:style>
    <style:style style:name="T68_37" style:family="text">
      <style:text-properties fo:font-style="italic" style:font-style-asian="italic" style:font-style-complex="italic" fo:color="#980000"/>
    </style:style>
    <style:style style:name="T68_38" style:family="text">
      <style:text-properties fo:font-style="italic" style:font-style-asian="italic" style:font-style-complex="italic" fo:color="#980000"/>
    </style:style>
    <style:style style:name="T68_39" style:family="text">
      <style:text-properties fo:font-style="italic" style:font-style-asian="italic" style:font-style-complex="italic" fo:color="#980000"/>
    </style:style>
    <style:style style:name="T68_40" style:family="text">
      <style:text-properties fo:font-style="italic" style:font-style-asian="italic" style:font-style-complex="italic" fo:color="#980000"/>
    </style:style>
    <style:style style:name="T68_41" style:family="text">
      <style:text-properties fo:font-style="italic" style:font-style-asian="italic" style:font-style-complex="italic" fo:color="#980000"/>
    </style:style>
    <style:style style:name="T68_42" style:family="text">
      <style:text-properties fo:font-style="italic" style:font-style-asian="italic" style:font-style-complex="italic" fo:color="#980000"/>
    </style:style>
    <style:style style:name="T68_43" style:family="text">
      <style:text-properties fo:font-style="italic" style:font-style-asian="italic" style:font-style-complex="italic" fo:color="#980000"/>
    </style:style>
    <style:style style:name="T68_44" style:family="text">
      <style:text-properties fo:font-style="italic" style:font-style-asian="italic" style:font-style-complex="italic" fo:color="#980000"/>
    </style:style>
    <style:style style:name="T68_45" style:family="text">
      <style:text-properties fo:font-style="italic" style:font-style-asian="italic" style:font-style-complex="italic" fo:color="#980000"/>
    </style:style>
    <style:style style:name="T68_46" style:family="text">
      <style:text-properties fo:font-style="italic" style:font-style-asian="italic" style:font-style-complex="italic" fo:color="#980000"/>
    </style:style>
    <style:style style:name="T68_47" style:family="text">
      <style:text-properties fo:font-style="italic" style:font-style-asian="italic" style:font-style-complex="italic" fo:color="#980000"/>
    </style:style>
    <style:style style:name="T68_48" style:family="text">
      <style:text-properties fo:font-style="italic" style:font-style-asian="italic" style:font-style-complex="italic" fo:color="#980000"/>
    </style:style>
    <style:style style:name="T68_49" style:family="text">
      <style:text-properties fo:font-style="italic" style:font-style-asian="italic" style:font-style-complex="italic" fo:color="#980000"/>
    </style:style>
    <style:style style:name="T68_50" style:family="text">
      <style:text-properties fo:font-style="italic" style:font-style-asian="italic" style:font-style-complex="italic" fo:color="#980000"/>
    </style:style>
    <style:style style:name="T68_51" style:family="text">
      <style:text-properties fo:font-style="italic" style:font-style-asian="italic" style:font-style-complex="italic" fo:color="#980000"/>
    </style:style>
    <style:style style:name="T68_52" style:family="text">
      <style:text-properties fo:font-style="italic" style:font-style-asian="italic" style:font-style-complex="italic" fo:color="#980000"/>
    </style:style>
    <style:style style:name="T68_53" style:family="text">
      <style:text-properties fo:font-style="italic" style:font-style-asian="italic" style:font-style-complex="italic" fo:color="#980000"/>
    </style:style>
    <style:style style:name="T68_54" style:family="text">
      <style:text-properties fo:font-style="italic" style:font-style-asian="italic" style:font-style-complex="italic" fo:color="#980000"/>
    </style:style>
    <style:style style:name="T68_55" style:family="text">
      <style:text-properties fo:font-style="italic" style:font-style-asian="italic" style:font-style-complex="italic" fo:color="#980000"/>
    </style:style>
    <style:style style:name="T68_56" style:family="text">
      <style:text-properties fo:font-style="italic" style:font-style-asian="italic" style:font-style-complex="italic" fo:color="#980000"/>
    </style:style>
    <style:style style:name="T68_57" style:family="text">
      <style:text-properties fo:font-style="italic" style:font-style-asian="italic" style:font-style-complex="italic" fo:color="#980000"/>
    </style:style>
    <style:style style:name="T68_58" style:family="text">
      <style:text-properties fo:font-style="italic" style:font-style-asian="italic" style:font-style-complex="italic" fo:color="#980000"/>
    </style:style>
    <style:style style:name="T68_59" style:family="text">
      <style:text-properties fo:font-style="italic" style:font-style-asian="italic" style:font-style-complex="italic" fo:color="#980000"/>
    </style:style>
    <style:style style:name="T68_60" style:family="text">
      <style:text-properties fo:font-style="italic" style:font-style-asian="italic" style:font-style-complex="italic" fo:color="#980000"/>
    </style:style>
    <style:style style:name="T68_61" style:family="text">
      <style:text-properties fo:font-style="italic" style:font-style-asian="italic" style:font-style-complex="italic" fo:color="#980000"/>
    </style:style>
    <style:style style:name="T68_62" style:family="text">
      <style:text-properties fo:font-style="italic" style:font-style-asian="italic" style:font-style-complex="italic" fo:color="#980000"/>
    </style:style>
    <style:style style:name="T68_63" style:family="text">
      <style:text-properties fo:font-style="italic" style:font-style-asian="italic" style:font-style-complex="italic" fo:color="#980000"/>
    </style:style>
    <style:style style:name="T68_64" style:family="text">
      <style:text-properties fo:font-style="italic" style:font-style-asian="italic" style:font-style-complex="italic" fo:color="#980000"/>
    </style:style>
    <style:style style:name="T68_65" style:family="text">
      <style:text-properties fo:font-style="italic" style:font-style-asian="italic" style:font-style-complex="italic" fo:color="#980000"/>
    </style:style>
    <style:style style:name="T68_66" style:family="text">
      <style:text-properties fo:font-style="italic" style:font-style-asian="italic" style:font-style-complex="italic" fo:color="#980000"/>
    </style:style>
    <style:style style:name="T68_67" style:family="text">
      <style:text-properties fo:font-style="italic" style:font-style-asian="italic" style:font-style-complex="italic" fo:color="#980000"/>
    </style:style>
    <style:style style:name="T68_68" style:family="text">
      <style:text-properties fo:font-style="italic" style:font-style-asian="italic" style:font-style-complex="italic" fo:color="#980000"/>
    </style:style>
    <style:style style:name="T68_69" style:family="text">
      <style:text-properties fo:font-style="italic" style:font-style-asian="italic" style:font-style-complex="italic" fo:color="#980000"/>
    </style:style>
    <style:style style:name="P69" style:family="paragraph" style:parent-style-name="Heading_20_3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>
      <style:text-properties fo:font-style="italic" style:font-style-asian="italic" style:font-style-complex="italic"/>
    </style:style>
    <style:style style:name="T69_4" style:family="text">
      <style:text-properties fo:font-style="italic" style:font-style-asian="italic" style:font-style-complex="italic"/>
    </style:style>
    <style:style style:name="T69_5" style:family="text">
      <style:text-properties fo:font-style="italic" style:font-style-asian="italic" style:font-style-complex="italic"/>
    </style:style>
    <style:style style:name="T69_6" style:family="text">
      <style:text-properties fo:font-style="italic" style:font-style-asian="italic" style:font-style-complex="italic"/>
    </style:style>
    <style:style style:name="Table3" style:family="table">
      <style:table-properties table:align="left" style:width="16.51cm" fo:margin-left="0cm"/>
    </style:style>
    <style:style style:name="Column5" style:family="table-column">
      <style:table-column-properties style:column-width="4.128cm"/>
    </style:style>
    <style:style style:name="Column6" style:family="table-column">
      <style:table-column-properties style:column-width="4.762cm"/>
    </style:style>
    <style:style style:name="Column7" style:family="table-column">
      <style:table-column-properties style:column-width="2.831cm"/>
    </style:style>
    <style:style style:name="Column8" style:family="table-column">
      <style:table-column-properties style:column-width="4.789cm"/>
    </style:style>
    <style:style style:name="Row9" style:family="table-row"/>
    <style:style style:name="Cell23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Heading_20_3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>
      <style:text-properties fo:font-style="italic" style:font-style-asian="italic" style:font-style-complex="italic"/>
    </style:style>
    <style:style style:name="T111_4" style:family="text">
      <style:text-properties fo:font-style="italic" style:font-style-asian="italic" style:font-style-complex="italic"/>
    </style:style>
    <style:style style:name="T111_5" style:family="text">
      <style:text-properties fo:font-style="italic" style:font-style-asian="italic" style:font-style-complex="italic"/>
    </style:style>
    <style:style style:name="Table4" style:family="table">
      <style:table-properties table:align="left" style:width="16.51cm" fo:margin-left="0cm"/>
    </style:style>
    <style:style style:name="Column9" style:family="table-column">
      <style:table-column-properties style:column-width="4.128cm"/>
    </style:style>
    <style:style style:name="Column10" style:family="table-column">
      <style:table-column-properties style:column-width="4.762cm"/>
    </style:style>
    <style:style style:name="Column11" style:family="table-column">
      <style:table-column-properties style:column-width="2.831cm"/>
    </style:style>
    <style:style style:name="Column12" style:family="table-column">
      <style:table-column-properties style:column-width="4.789cm"/>
    </style:style>
    <style:style style:name="Row19" style:family="table-row"/>
    <style:style style:name="Cell63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Heading_20_3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>
      <style:text-properties fo:font-style="italic" style:font-style-asian="italic" style:font-style-complex="italic"/>
    </style:style>
    <style:style style:name="T153_4" style:family="text">
      <style:text-properties fo:font-style="italic" style:font-style-asian="italic" style:font-style-complex="italic"/>
    </style:style>
    <style:style style:name="T153_5" style:family="text">
      <style:text-properties fo:font-style="italic" style:font-style-asian="italic" style:font-style-complex="italic"/>
    </style:style>
    <style:style style:name="Table5" style:family="table">
      <style:table-properties table:align="left" style:width="16.51cm" fo:margin-left="0cm"/>
    </style:style>
    <style:style style:name="Column13" style:family="table-column">
      <style:table-column-properties style:column-width="4.128cm"/>
    </style:style>
    <style:style style:name="Column14" style:family="table-column">
      <style:table-column-properties style:column-width="4.762cm"/>
    </style:style>
    <style:style style:name="Column15" style:family="table-column">
      <style:table-column-properties style:column-width="2.831cm"/>
    </style:style>
    <style:style style:name="Column16" style:family="table-column">
      <style:table-column-properties style:column-width="4.789cm"/>
    </style:style>
    <style:style style:name="Row29" style:family="table-row"/>
    <style:style style:name="Cell103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5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6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break-before="auto" fo:line-height="115%" style:writing-mode="lr-tb"/>
    </style:style>
    <style:style style:name="P195" style:family="paragraph" style:parent-style-name="Heading_20_3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>
      <style:text-properties fo:font-style="italic" style:font-style-asian="italic" style:font-style-complex="italic"/>
    </style:style>
    <style:style style:name="T195_4" style:family="text">
      <style:text-properties fo:font-style="italic" style:font-style-asian="italic" style:font-style-complex="italic"/>
    </style:style>
    <style:style style:name="T195_5" style:family="text">
      <style:text-properties fo:font-style="italic" style:font-style-asian="italic" style:font-style-complex="italic"/>
    </style:style>
    <style:style style:name="T195_6" style:family="text">
      <style:text-properties fo:font-style="italic" style:font-style-asian="italic" style:font-style-complex="italic"/>
    </style:style>
    <style:style style:name="T195_7" style:family="text">
      <style:text-properties fo:font-style="italic" style:font-style-asian="italic" style:font-style-complex="italic"/>
    </style:style>
    <style:style style:name="Table6" style:family="table">
      <style:table-properties table:align="left" style:width="16.51cm" fo:margin-left="0cm"/>
    </style:style>
    <style:style style:name="Column17" style:family="table-column">
      <style:table-column-properties style:column-width="4.128cm"/>
    </style:style>
    <style:style style:name="Column18" style:family="table-column">
      <style:table-column-properties style:column-width="4.762cm"/>
    </style:style>
    <style:style style:name="Column19" style:family="table-column">
      <style:table-column-properties style:column-width="2.831cm"/>
    </style:style>
    <style:style style:name="Column20" style:family="table-column">
      <style:table-column-properties style:column-width="4.789cm"/>
    </style:style>
    <style:style style:name="Row39" style:family="table-row"/>
    <style:style style:name="Cell143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4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5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6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1" style:family="table-row"/>
    <style:style style:name="Cell1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3" style:family="table-row"/>
    <style:style style:name="Cell1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4" style:family="table-row"/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6" style:family="table-row"/>
    <style:style style:name="Cell1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7" style:family="table-row"/>
    <style:style style:name="Cell1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8" style:family="table-row"/>
    <style:style style:name="Cell1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break-before="auto" fo:line-height="115%" style:writing-mode="lr-tb"/>
    </style:style>
    <style:style style:name="P237" style:family="paragraph" style:parent-style-name="Heading_20_3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>
      <style:text-properties fo:font-style="italic" style:font-style-asian="italic" style:font-style-complex="italic"/>
    </style:style>
    <style:style style:name="T237_4" style:family="text">
      <style:text-properties fo:font-style="italic" style:font-style-asian="italic" style:font-style-complex="italic"/>
    </style:style>
    <style:style style:name="T237_5" style:family="text">
      <style:text-properties fo:font-style="italic" style:font-style-asian="italic" style:font-style-complex="italic"/>
    </style:style>
    <style:style style:name="T237_6" style:family="text">
      <style:text-properties fo:font-style="italic" style:font-style-asian="italic" style:font-style-complex="italic"/>
    </style:style>
    <style:style style:name="T237_7" style:family="text">
      <style:text-properties fo:font-style="italic" style:font-style-asian="italic" style:font-style-complex="italic"/>
    </style:style>
    <style:style style:name="T237_8" style:family="text">
      <style:text-properties fo:font-style="italic" style:font-style-asian="italic" style:font-style-complex="italic"/>
    </style:style>
    <style:style style:name="Table7" style:family="table">
      <style:table-properties table:align="left" style:width="16.51cm" fo:margin-left="0cm"/>
    </style:style>
    <style:style style:name="Column21" style:family="table-column">
      <style:table-column-properties style:column-width="4.128cm"/>
    </style:style>
    <style:style style:name="Column22" style:family="table-column">
      <style:table-column-properties style:column-width="4.762cm"/>
    </style:style>
    <style:style style:name="Column23" style:family="table-column">
      <style:table-column-properties style:column-width="2.831cm"/>
    </style:style>
    <style:style style:name="Column24" style:family="table-column">
      <style:table-column-properties style:column-width="4.789cm"/>
    </style:style>
    <style:style style:name="Row49" style:family="table-row"/>
    <style:style style:name="Cell183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4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5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6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0" style:family="table-row"/>
    <style:style style:name="Cell1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1" style:family="table-row"/>
    <style:style style:name="Cell1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2" style:family="table-row"/>
    <style:style style:name="Cell1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3" style:family="table-row"/>
    <style:style style:name="Cell1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4" style:family="table-row"/>
    <style:style style:name="Cell2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5" style:family="table-row"/>
    <style:style style:name="Cell2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6" style:family="table-row"/>
    <style:style style:name="Cell2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7" style:family="table-row"/>
    <style:style style:name="Cell2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8" style:family="table-row"/>
    <style:style style:name="Cell2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8" style:family="paragraph" style:parent-style-name="Heading_20_3">
      <style:paragraph-properties fo:break-before="auto" fo:line-height="115%" style:writing-mode="lr-tb"/>
    </style:style>
    <style:style style:name="P279" style:family="paragraph" style:parent-style-name="Heading_20_3">
      <style:paragraph-properties fo:break-before="auto" fo:line-height="115%" style:writing-mode="lr-tb"/>
    </style:style>
    <style:style style:name="T279_1" style:family="text"/>
    <style:style style:name="T279_2" style:family="text"/>
    <style:style style:name="T279_3" style:family="text">
      <style:text-properties fo:font-style="italic" style:font-style-asian="italic" style:font-style-complex="italic"/>
    </style:style>
    <style:style style:name="T279_4" style:family="text">
      <style:text-properties fo:font-style="italic" style:font-style-asian="italic" style:font-style-complex="italic"/>
    </style:style>
    <style:style style:name="T279_5" style:family="text">
      <style:text-properties fo:font-style="italic" style:font-style-asian="italic" style:font-style-complex="italic"/>
    </style:style>
    <style:style style:name="T279_6" style:family="text">
      <style:text-properties fo:font-style="italic" style:font-style-asian="italic" style:font-style-complex="italic"/>
    </style:style>
    <style:style style:name="T279_7" style:family="text">
      <style:text-properties fo:font-style="italic" style:font-style-asian="italic" style:font-style-complex="italic"/>
    </style:style>
    <style:style style:name="T279_8" style:family="text">
      <style:text-properties fo:font-style="italic" style:font-style-asian="italic" style:font-style-complex="italic"/>
    </style:style>
    <style:style style:name="Table8" style:family="table">
      <style:table-properties table:align="left" style:width="16.51cm" fo:margin-left="0cm"/>
    </style:style>
    <style:style style:name="Column25" style:family="table-column">
      <style:table-column-properties style:column-width="4.128cm"/>
    </style:style>
    <style:style style:name="Column26" style:family="table-column">
      <style:table-column-properties style:column-width="4.762cm"/>
    </style:style>
    <style:style style:name="Column27" style:family="table-column">
      <style:table-column-properties style:column-width="2.831cm"/>
    </style:style>
    <style:style style:name="Column28" style:family="table-column">
      <style:table-column-properties style:column-width="4.789cm"/>
    </style:style>
    <style:style style:name="Row59" style:family="table-row"/>
    <style:style style:name="Cell223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4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5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6" style:family="table-cell">
      <style:table-cell-properties fo:background-color="#efefe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0" style:family="table-row"/>
    <style:style style:name="Cell2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1" style:family="table-row"/>
    <style:style style:name="Cell2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2" style:family="table-row"/>
    <style:style style:name="Cell2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3" style:family="table-row"/>
    <style:style style:name="Cell2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4" style:family="table-row"/>
    <style:style style:name="Cell2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5" style:family="table-row"/>
    <style:style style:name="Cell2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6" style:family="table-row"/>
    <style:style style:name="Cell2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7" style:family="table-row"/>
    <style:style style:name="Cell2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8" style:family="table-row"/>
    <style:style style:name="Cell2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break-before="auto" fo:line-height="115%" style:writing-mode="lr-tb"/>
    </style:style>
    <style:style style:name="P321" style:family="paragraph" style:parent-style-name="Heading_20_3">
      <style:paragraph-properties fo:break-before="auto" fo:line-height="115%" style:writing-mode="lr-tb"/>
    </style:style>
    <style:style style:name="P322" style:family="paragraph" style:parent-style-name="Heading_20_3">
      <style:paragraph-properties fo:break-before="auto" fo:line-height="115%" style:writing-mode="lr-tb"/>
    </style:style>
    <style:style style:name="P323" style:family="paragraph" style:parent-style-name="Heading_20_3">
      <style:paragraph-properties fo:break-before="auto" fo:line-height="115%" style:writing-mode="lr-tb"/>
    </style:style>
    <style:style style:name="P324" style:family="paragraph" style:parent-style-name="Heading_20_3">
      <style:paragraph-properties fo:break-before="auto" fo:line-height="115%" style:writing-mode="lr-tb"/>
    </style:style>
  </office:automatic-styles>
  <office:body>
    <office:text>
      <text:p text:style-name="P1"><text:span text:style-name="T1_1">Once</text:span><text:span text:style-name="T1_2"><text:s/></text:span><text:span text:style-name="T1_3">you</text:span><text:span text:style-name="T1_4">’</text:span><text:span text:style-name="T1_5">ve</text:span><text:span text:style-name="T1_6"><text:s/></text:span><text:span text:style-name="T1_7">read</text:span><text:span text:style-name="T1_8"><text:s/></text:span><text:span text:style-name="T1_9">the</text:span><text:span text:style-name="T1_10"><text:s/></text:span><text:span text:style-name="T1_11"><text:a xlink:type="simple" xlink:href="https://docs.google.com/document/d/16C7fTPFCkLsgm4p2sikxDxaFuRBgRG-Hx8jRbbkNW64/pub"><text:span text:style-name="T1_12">Year</text:span></text:a></text:span><text:span text:style-name="T1_13"><text:a xlink:type="simple" xlink:href="https://docs.google.com/document/d/16C7fTPFCkLsgm4p2sikxDxaFuRBgRG-Hx8jRbbkNW64/pub"><text:span text:style-name="T1_14"><text:s/></text:span></text:a></text:span><text:span text:style-name="T1_15"><text:a xlink:type="simple" xlink:href="https://docs.google.com/document/d/16C7fTPFCkLsgm4p2sikxDxaFuRBgRG-Hx8jRbbkNW64/pub"><text:span text:style-name="T1_16">Planning</text:span></text:a></text:span><text:span text:style-name="T1_17"><text:a xlink:type="simple" xlink:href="https://docs.google.com/document/d/16C7fTPFCkLsgm4p2sikxDxaFuRBgRG-Hx8jRbbkNW64/pub"><text:span text:style-name="T1_18"><text:s/></text:span></text:a></text:span><text:span text:style-name="T1_19"><text:a xlink:type="simple" xlink:href="https://docs.google.com/document/d/16C7fTPFCkLsgm4p2sikxDxaFuRBgRG-Hx8jRbbkNW64/pub"><text:span text:style-name="T1_20">Guidance</text:span></text:a></text:span><text:span text:style-name="T1_21">.<text:s/></text:span></text:p>
      <text:p text:style-name="P2"><text:span text:style-name="T2_1">Create</text:span><text:span text:style-name="T2_2"><text:s/></text:span><text:span text:style-name="T2_3">a</text:span><text:span text:style-name="T2_4"><text:s/></text:span><text:span text:style-name="T2_5">copy</text:span><text:span text:style-name="T2_6"><text:s/></text:span><text:span text:style-name="T2_7">of</text:span><text:span text:style-name="T2_8"><text:s/></text:span><text:span text:style-name="T2_9">this</text:span><text:span text:style-name="T2_10"><text:s/></text:span><text:span text:style-name="T2_11">document</text:span><text:span text:style-name="T2_12"><text:s/></text:span><text:span text:style-name="T2_13">to</text:span><text:span text:style-name="T2_14"><text:s/></text:span><text:span text:style-name="T2_15">get</text:span><text:span text:style-name="T2_16"><text:s/></text:span><text:span text:style-name="T2_17">started</text:span><text:span text:style-name="T2_18">!</text:span></text:p>
      <text:p text:style-name="P3"><text:span text:style-name="T3_1">Working</text:span><text:span text:style-name="T3_2"><text:s/></text:span><text:span text:style-name="T3_3">Year</text:span><text:span text:style-name="T3_4"><text:s/></text:span><text:span text:style-name="T3_5">Plan</text:span></text:p>
      <text:p text:style-name="P4"><text:bookmark-start text:name="h.rigefchifor9"/><text:bookmark-end text:name="h.rigefchifor9"/><text:span text:style-name="T4_1">Your</text:span><text:span text:style-name="T4_2"><text:s/></text:span><text:span text:style-name="T4_3">Campus</text:span><text:span text:style-name="T4_4"><text:s/></text:span><text:span text:style-name="T4_5">Club</text:span><text:span text:style-name="T4_6"><text:s/></text:span><text:span text:style-name="T4_7">Name</text:span><text:span text:style-name="T4_8"><text:s/></text:span><text:span text:style-name="T4_9">Here</text:span></text:p>
      <text:p text:style-name="P5"><text:bookmark-start text:name="h.mhi51fuuenwk"/><text:bookmark-end text:name="h.mhi51fuuenwk"/><text:span text:style-name="T5_1">Your</text:span><text:span text:style-name="T5_2"><text:s/></text:span><text:span text:style-name="T5_3">Name</text:span><text:span text:style-name="T5_4"><text:s/></text:span><text:span text:style-name="T5_5">Here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h text:style-name="P7" text:outline-level="10"><text:bookmark-start text:name="h.um0wxeqpr456"/><text:bookmark-end text:name="h.um0wxeqpr456"/><text:span text:style-name="T7_1">Summarized</text:span><text:span text:style-name="T7_2"><text:s/></text:span><text:span text:style-name="T7_3">Instructions</text:span><text:span text:style-name="T7_4">:</text:span></text:h>
            <text:p text:style-name="P8"/>
            <text:p text:style-name="P9"><text:span text:style-name="T9_1">As</text:span><text:span text:style-name="T9_2"><text:s/></text:span><text:span text:style-name="T9_3">a</text:span><text:span text:style-name="T9_4"><text:s/></text:span><text:span text:style-name="T9_5">Club</text:span><text:span text:style-name="T9_6"><text:s/></text:span><text:span text:style-name="T9_7">Captain</text:span><text:span text:style-name="T9_8"><text:s/></text:span><text:span text:style-name="T9_9">your</text:span><text:span text:style-name="T9_10"><text:s/></text:span><text:span text:style-name="T9_11">role</text:span><text:span text:style-name="T9_12"><text:s/></text:span><text:span text:style-name="T9_13">is</text:span><text:span text:style-name="T9_14"><text:s/></text:span><text:span text:style-name="T9_15">to</text:span><text:span text:style-name="T9_16"><text:s/></text:span><text:span text:style-name="T9_17">build</text:span><text:span text:style-name="T9_18"><text:s/></text:span><text:span text:style-name="T9_19">a</text:span><text:span text:style-name="T9_20"><text:s/></text:span><text:span text:style-name="T9_21">Club</text:span><text:span text:style-name="T9_22"><text:s/></text:span><text:span text:style-name="T9_23">that</text:span><text:span text:style-name="T9_24"><text:s/></text:span><text:span text:style-name="T9_25">is</text:span><text:span text:style-name="T9_26"><text:s/></text:span><text:span text:style-name="T9_27">healthy</text:span><text:span text:style-name="T9_28"><text:s/></text:span><text:span text:style-name="T9_29">and</text:span><text:span text:style-name="T9_30"><text:s/></text:span><text:span text:style-name="T9_31">impactful</text:span><text:span text:style-name="T9_32">.<text:s/></text:span><text:span text:style-name="T9_33">We</text:span><text:span text:style-name="T9_34"><text:s/></text:span><text:span text:style-name="T9_35">recommend</text:span><text:span text:style-name="T9_36"><text:s/></text:span><text:span text:style-name="T9_37">planning</text:span><text:span text:style-name="T9_38"><text:s/></text:span><text:span text:style-name="T9_39">around</text:span><text:span text:style-name="T9_40"><text:s/></text:span><text:span text:style-name="T9_41">the</text:span><text:span text:style-name="T9_42"><text:s/></text:span><text:span text:style-name="T9_43">following</text:span><text:span text:style-name="T9_44"><text:s/></text:span><text:span text:style-name="T9_45">areas</text:span><text:span text:style-name="T9_46">:</text:span></text:p>
            <text:list text:style-name="LS1" xml:id="list0">
              <text:list-item>
                <text:p text:style-name="P10"><text:span text:style-name="T10_1">Member</text:span><text:span text:style-name="T10_2"><text:s/></text:span><text:span text:style-name="T10_3">Education</text:span><text:span text:style-name="T10_4"><text:s/>-<text:s/></text:span><text:span text:style-name="T10_5">What</text:span><text:span text:style-name="T10_6"><text:s/></text:span><text:span text:style-name="T10_7">are</text:span><text:span text:style-name="T10_8"><text:s/></text:span><text:span text:style-name="T10_9">your</text:span><text:span text:style-name="T10_10"><text:s/></text:span><text:span text:style-name="T10_11">goals</text:span><text:span text:style-name="T10_12"><text:s/></text:span><text:span text:style-name="T10_13">for</text:span><text:span text:style-name="T10_14"><text:s/></text:span><text:span text:style-name="T10_15">building</text:span><text:span text:style-name="T10_16"><text:s/></text:span><text:span text:style-name="T10_17">a</text:span><text:span text:style-name="T10_18"><text:s/></text:span><text:span text:style-name="T10_19">strong</text:span><text:span text:style-name="T10_20"><text:s/></text:span><text:span text:style-name="T10_21">educated</text:span><text:span text:style-name="T10_22"><text:s/></text:span><text:span text:style-name="T10_23">member</text:span><text:span text:style-name="T10_24"><text:s/></text:span><text:span text:style-name="T10_25">base</text:span><text:span text:style-name="T10_26">?</text:span></text:p>
              </text:list-item>
              <text:list-item>
                <text:p text:style-name="P11"><text:span text:style-name="T11_1">Membership</text:span><text:span text:style-name="T11_2"><text:s/></text:span><text:span text:style-name="T11_3">Building</text:span><text:span text:style-name="T11_4"><text:s/>-<text:s/></text:span><text:span text:style-name="T11_5">What</text:span><text:span text:style-name="T11_6"><text:s/></text:span><text:span text:style-name="T11_7">are</text:span><text:span text:style-name="T11_8"><text:s/></text:span><text:span text:style-name="T11_9">your</text:span><text:span text:style-name="T11_10"><text:s/></text:span><text:span text:style-name="T11_11">goals</text:span><text:span text:style-name="T11_12"><text:s/></text:span><text:span text:style-name="T11_13">for</text:span><text:span text:style-name="T11_14"><text:s/></text:span><text:span text:style-name="T11_15">growing</text:span><text:span text:style-name="T11_16"><text:s/></text:span><text:span text:style-name="T11_17">your</text:span><text:span text:style-name="T11_18"><text:s/></text:span><text:span text:style-name="T11_19">membership</text:span><text:span text:style-name="T11_20">?</text:span></text:p>
              </text:list-item>
              <text:list-item>
                <text:p text:style-name="P12"><text:span text:style-name="T12_1">Executive</text:span><text:span text:style-name="T12_2"><text:s/></text:span><text:span text:style-name="T12_3">Building</text:span><text:span text:style-name="T12_4"><text:s/>-<text:s/></text:span><text:span text:style-name="T12_5">What</text:span><text:span text:style-name="T12_6"><text:s/></text:span><text:span text:style-name="T12_7">are</text:span><text:span text:style-name="T12_8"><text:s/></text:span><text:span text:style-name="T12_9">your</text:span><text:span text:style-name="T12_10"><text:s/></text:span><text:span text:style-name="T12_11">goals</text:span><text:span text:style-name="T12_12"><text:s/></text:span><text:span text:style-name="T12_13">for</text:span><text:span text:style-name="T12_14"><text:s/></text:span><text:span text:style-name="T12_15">building</text:span><text:span text:style-name="T12_16"><text:s/></text:span><text:span text:style-name="T12_17">and</text:span><text:span text:style-name="T12_18"><text:s/></text:span><text:span text:style-name="T12_19">maintaining</text:span><text:span text:style-name="T12_20"><text:s/></text:span><text:span text:style-name="T12_21">a</text:span><text:span text:style-name="T12_22"><text:s/></text:span><text:span text:style-name="T12_23">healthy</text:span><text:span text:style-name="T12_24"><text:s/></text:span><text:span text:style-name="T12_25">executive</text:span><text:span text:style-name="T12_26">?</text:span></text:p>
              </text:list-item>
              <text:list-item>
                <text:p text:style-name="P13"><text:span text:style-name="T13_1">Teach</text:span><text:span text:style-name="T13_2"><text:s/></text:span><text:span text:style-name="T13_3">The</text:span><text:span text:style-name="T13_4"><text:s/></text:span><text:span text:style-name="T13_5">Web</text:span><text:span text:style-name="T13_6"><text:s/>-<text:s/></text:span><text:span text:style-name="T13_7">what</text:span><text:span text:style-name="T13_8"><text:s/></text:span><text:span text:style-name="T13_9">impact</text:span><text:span text:style-name="T13_10"><text:s/></text:span><text:span text:style-name="T13_11">do</text:span><text:span text:style-name="T13_12"><text:s/></text:span><text:span text:style-name="T13_13">you</text:span><text:span text:style-name="T13_14"><text:s/></text:span><text:span text:style-name="T13_15">want</text:span><text:span text:style-name="T13_16"><text:s/></text:span><text:span text:style-name="T13_17">to</text:span><text:span text:style-name="T13_18"><text:s/></text:span><text:span text:style-name="T13_19">have</text:span><text:span text:style-name="T13_20"><text:s/></text:span><text:span text:style-name="T13_21">on</text:span><text:span text:style-name="T13_22"><text:s/></text:span><text:span text:style-name="T13_23">web</text:span><text:span text:style-name="T13_24"><text:s/></text:span><text:span text:style-name="T13_25">literacy</text:span><text:span text:style-name="T13_26"><text:s/></text:span><text:span text:style-name="T13_27">this</text:span><text:span text:style-name="T13_28"><text:s/></text:span><text:span text:style-name="T13_29">year</text:span><text:span text:style-name="T13_30">?<text:s/></text:span></text:p>
              </text:list-item>
              <text:list-item>
                <text:p text:style-name="P14"><text:span text:style-name="T14_1">Build</text:span><text:span text:style-name="T14_2"><text:s/></text:span><text:span text:style-name="T14_3">The</text:span><text:span text:style-name="T14_4"><text:s/></text:span><text:span text:style-name="T14_5">Web</text:span><text:span text:style-name="T14_6"><text:s/>-<text:s/></text:span><text:span text:style-name="T14_7">what</text:span><text:span text:style-name="T14_8"><text:s/></text:span><text:span text:style-name="T14_9">impact</text:span><text:span text:style-name="T14_10"><text:s/></text:span><text:span text:style-name="T14_11">do</text:span><text:span text:style-name="T14_12"><text:s/></text:span><text:span text:style-name="T14_13">you</text:span><text:span text:style-name="T14_14"><text:s/></text:span><text:span text:style-name="T14_15">want</text:span><text:span text:style-name="T14_16"><text:s/></text:span><text:span text:style-name="T14_17">to</text:span><text:span text:style-name="T14_18"><text:s/></text:span><text:span text:style-name="T14_19">have</text:span><text:span text:style-name="T14_20"><text:s/></text:span><text:span text:style-name="T14_21">on</text:span><text:span text:style-name="T14_22"><text:s/></text:span><text:span text:style-name="T14_23">open</text:span><text:span text:style-name="T14_24"><text:s/></text:span><text:span text:style-name="T14_25">technologies</text:span><text:span text:style-name="T14_26"><text:s/></text:span><text:span text:style-name="T14_27">this</text:span><text:span text:style-name="T14_28"><text:s/></text:span><text:span text:style-name="T14_29">year</text:span><text:span text:style-name="T14_30">?</text:span></text:p>
              </text:list-item>
              <text:list-item>
                <text:p text:style-name="P15"><text:span text:style-name="T15_1">Protect</text:span><text:span text:style-name="T15_2"><text:s/></text:span><text:span text:style-name="T15_3">The</text:span><text:span text:style-name="T15_4"><text:s/></text:span><text:span text:style-name="T15_5">Web</text:span><text:span text:style-name="T15_6"><text:s/>-<text:s/></text:span><text:span text:style-name="T15_7">what</text:span><text:span text:style-name="T15_8"><text:s/></text:span><text:span text:style-name="T15_9">impact</text:span><text:span text:style-name="T15_10"><text:s/></text:span><text:span text:style-name="T15_11">do</text:span><text:span text:style-name="T15_12"><text:s/></text:span><text:span text:style-name="T15_13">you</text:span><text:span text:style-name="T15_14"><text:s/></text:span><text:span text:style-name="T15_15">want</text:span><text:span text:style-name="T15_16"><text:s/></text:span><text:span text:style-name="T15_17">to</text:span><text:span text:style-name="T15_18"><text:s/></text:span><text:span text:style-name="T15_19">have</text:span><text:span text:style-name="T15_20"><text:s/></text:span><text:span text:style-name="T15_21">on</text:span><text:span text:style-name="T15_22"><text:s/></text:span><text:span text:style-name="T15_23">advocacy</text:span><text:span text:style-name="T15_24"><text:s/></text:span><text:span text:style-name="T15_25">this</text:span><text:span text:style-name="T15_26"><text:s/></text:span><text:span text:style-name="T15_27">year</text:span><text:span text:style-name="T15_28">?<text:s/></text:span></text:p>
              </text:list-item>
            </text:list>
            <text:p text:style-name="P16"/>
            <text:list text:style-name="LS2" xml:id="list6">
              <text:list-item>
                <text:p text:style-name="P17"><text:span text:style-name="T17_1">Start</text:span><text:span text:style-name="T17_2"><text:s/></text:span><text:span text:style-name="T17_3">with</text:span><text:span text:style-name="T17_4"><text:s/></text:span><text:span text:style-name="T17_5">some</text:span><text:span text:style-name="T17_6"><text:s/></text:span><text:span text:style-name="T17_7">Key</text:span><text:span text:style-name="T17_8"><text:s/></text:span><text:span text:style-name="T17_9">Aspirations</text:span><text:span text:style-name="T17_10"><text:s/>(1)</text:span></text:p>
              </text:list-item>
              <text:list-item>
                <text:p text:style-name="P18"><text:span text:style-name="T18_1">Identify</text:span><text:span text:style-name="T18_2"><text:s/></text:span><text:span text:style-name="T18_3">the</text:span><text:span text:style-name="T18_4"><text:s/></text:span><text:span text:style-name="T18_5">goals</text:span><text:span text:style-name="T18_6"><text:s/>(</text:span><text:span text:style-name="T18_7">around</text:span><text:span text:style-name="T18_8"><text:s/></text:span><text:span text:style-name="T18_9">the</text:span><text:span text:style-name="T18_10"><text:s/>6<text:s/></text:span><text:span text:style-name="T18_11">areas</text:span><text:span text:style-name="T18_12">)<text:s/></text:span><text:span text:style-name="T18_13">out</text:span><text:span text:style-name="T18_14"><text:s/></text:span><text:span text:style-name="T18_15">of</text:span><text:span text:style-name="T18_16"><text:s/></text:span><text:span text:style-name="T18_17">the</text:span><text:span text:style-name="T18_18"><text:s/></text:span><text:span text:style-name="T18_19">key</text:span><text:span text:style-name="T18_20"><text:s/></text:span><text:span text:style-name="T18_21">aspiration</text:span><text:span text:style-name="T18_22"><text:s/></text:span><text:span text:style-name="T18_23">statements</text:span><text:span text:style-name="T18_24"><text:s/>(2)</text:span></text:p>
              </text:list-item>
              <text:list-item>
                <text:p text:style-name="P19"><text:span text:style-name="T19_1">Build</text:span><text:span text:style-name="T19_2"><text:s/></text:span><text:span text:style-name="T19_3">a</text:span><text:span text:style-name="T19_4"><text:s/></text:span><text:span text:style-name="T19_5">roadmap</text:span><text:span text:style-name="T19_6"><text:s/></text:span><text:span text:style-name="T19_7">with</text:span><text:span text:style-name="T19_8"><text:s/></text:span><text:span text:style-name="T19_9">tasks</text:span><text:span text:style-name="T19_10"><text:s/></text:span><text:span text:style-name="T19_11">which</text:span><text:span text:style-name="T19_12"><text:s/></text:span><text:span text:style-name="T19_13">will</text:span><text:span text:style-name="T19_14"><text:s/></text:span><text:span text:style-name="T19_15">help</text:span><text:span text:style-name="T19_16"><text:s/></text:span><text:span text:style-name="T19_17">you</text:span><text:span text:style-name="T19_18"><text:s/></text:span><text:span text:style-name="T19_19">reach</text:span><text:span text:style-name="T19_20"><text:s/></text:span><text:span text:style-name="T19_21">your</text:span><text:span text:style-name="T19_22"><text:s/></text:span><text:span text:style-name="T19_23">goals</text:span><text:span text:style-name="T19_24"><text:s/>(3)</text:span></text:p>
              </text:list-item>
            </text:list>
            <text:p text:style-name="P20"/>
          </table:table-cell>
        </table:table-row>
      </table:table>
      <text:p text:style-name="P21"/>
      <text:p text:style-name="P22"/>
      <text:h text:style-name="P23" text:outline-level="10"><text:bookmark-start text:name="h.p7218exdgj9a"/><text:bookmark-end text:name="h.p7218exdgj9a"/><text:span text:style-name="T23_1">1.<text:s/></text:span><text:span text:style-name="T23_2">Key</text:span><text:span text:style-name="T23_3"><text:s/></text:span><text:span text:style-name="T23_4">Aspirations</text:span><text:span text:style-name="T23_5"><text:s/></text:span></text:h>
      <text:p text:style-name="P24"><text:span text:style-name="T24_1">**</text:span><text:span text:style-name="T24_2">Remember</text:span><text:span text:style-name="T24_3">:<text:s/></text:span><text:span text:style-name="T24_4">These</text:span><text:span text:style-name="T24_5"><text:s/></text:span><text:span text:style-name="T24_6">are</text:span><text:span text:style-name="T24_7"><text:s/></text:span><text:span text:style-name="T24_8">the</text:span><text:span text:style-name="T24_9"><text:s/></text:span><text:span text:style-name="T24_10">lofty</text:span><text:span text:style-name="T24_11">,<text:s/></text:span><text:span text:style-name="T24_12">measurable</text:span><text:span text:style-name="T24_13"><text:s/></text:span><text:span text:style-name="T24_14">statements</text:span><text:span text:style-name="T24_15"><text:s/></text:span><text:span text:style-name="T24_16">about</text:span><text:span text:style-name="T24_17"><text:s/></text:span><text:span text:style-name="T24_18">what</text:span><text:span text:style-name="T24_19"><text:s/></text:span><text:span text:style-name="T24_20">you</text:span><text:span text:style-name="T24_21"><text:s/></text:span><text:span text:style-name="T24_22">hope</text:span><text:span text:style-name="T24_23"><text:s/></text:span><text:span text:style-name="T24_24">to</text:span><text:span text:style-name="T24_25"><text:s/></text:span><text:span text:style-name="T24_26">accomplish</text:span><text:span text:style-name="T24_27"><text:s/></text:span><text:span text:style-name="T24_28">this</text:span><text:span text:style-name="T24_29"><text:s/></text:span><text:span text:style-name="T24_30">year</text:span><text:span text:style-name="T24_31">**<text:s/></text:span></text:p>
      <text:list text:style-name="LS3" xml:id="list9">
        <text:list-item>
          <text:p text:style-name="P25"><text:span text:style-name="T25_1"><text:s/></text:span><text:span text:style-name="T25_2">I</text:span><text:span text:style-name="T25_3">.</text:span><text:span text:style-name="T25_4">e</text:span><text:span text:style-name="T25_5">.<text:s/></text:span><text:span text:style-name="T25_6">We</text:span><text:span text:style-name="T25_7">’</text:span><text:span text:style-name="T25_8">re</text:span><text:span text:style-name="T25_9"><text:s/></text:span><text:span text:style-name="T25_10">going</text:span><text:span text:style-name="T25_11"><text:s/></text:span><text:span text:style-name="T25_12">to</text:span><text:span text:style-name="T25_13"><text:s/></text:span><text:span text:style-name="T25_14">be</text:span><text:span text:style-name="T25_15"><text:s/></text:span><text:span text:style-name="T25_16">the</text:span><text:span text:style-name="T25_17"><text:s/></text:span><text:span text:style-name="T25_18">most</text:span><text:span text:style-name="T25_19"><text:s/></text:span><text:span text:style-name="T25_20">active</text:span><text:span text:style-name="T25_21"><text:s/></text:span><text:span text:style-name="T25_22">student</text:span><text:span text:style-name="T25_23"><text:s/></text:span><text:span text:style-name="T25_24">club</text:span><text:span text:style-name="T25_25"><text:s/></text:span><text:span text:style-name="T25_26">on</text:span><text:span text:style-name="T25_27"><text:s/></text:span><text:span text:style-name="T25_28">campus</text:span><text:span text:style-name="T25_29">!</text:span></text:p>
        </text:list-item>
        <text:list-item>
          <text:p text:style-name="P26"><text:span text:style-name="T26_1"><text:s/></text:span></text:p>
        </text:list-item>
        <text:list-item>
          <text:p text:style-name="P27"><text:span text:style-name="T27_1"><text:s/></text:span></text:p>
        </text:list-item>
        <text:list-item>
          <text:p text:style-name="P28"><text:span text:style-name="T28_1"><text:s/></text:span></text:p>
        </text:list-item>
      </text:list>
      <text:p text:style-name="P29"><text:span text:style-name="T29_1"><text:s/></text:span></text:p>
      <text:h text:style-name="P30" text:outline-level="10"><text:bookmark-start text:name="h.xsosddbc2oeo"/><text:bookmark-end text:name="h.xsosddbc2oeo"/><text:span text:style-name="T30_1">2.<text:s/></text:span><text:span text:style-name="T30_2">Goals</text:span></text:h>
      <text:p text:style-name="P31"><text:span text:style-name="T31_1">**<text:s/></text:span><text:span text:style-name="T31_2">Hint</text:span><text:span text:style-name="T31_3">:<text:s/></text:span><text:span text:style-name="T31_4">Goals</text:span><text:span text:style-name="T31_5"><text:s/></text:span><text:span text:style-name="T31_6">are</text:span><text:span text:style-name="T31_7"><text:s/></text:span><text:span text:style-name="T31_8">directional</text:span><text:span text:style-name="T31_9"><text:s/></text:span><text:span text:style-name="T31_10">in</text:span><text:span text:style-name="T31_11"><text:s/></text:span><text:span text:style-name="T31_12">nature</text:span><text:span text:style-name="T31_13"><text:s/></text:span><text:span text:style-name="T31_14">and</text:span><text:span text:style-name="T31_15"><text:s/></text:span><text:span text:style-name="T31_16">help</text:span><text:span text:style-name="T31_17"><text:s/></text:span><text:span text:style-name="T31_18">guide</text:span><text:span text:style-name="T31_19"><text:s/></text:span><text:span text:style-name="T31_20">the</text:span><text:span text:style-name="T31_21"><text:s/></text:span><text:span text:style-name="T31_22">writing</text:span><text:span text:style-name="T31_23"><text:s/></text:span><text:span text:style-name="T31_24">of</text:span><text:span text:style-name="T31_25"><text:s/></text:span><text:span text:style-name="T31_26">specific</text:span><text:span text:style-name="T31_27"><text:s/></text:span><text:span text:style-name="T31_28">objectives</text:span><text:span text:style-name="T31_29"><text:s/></text:span><text:span text:style-name="T31_30">that</text:span><text:span text:style-name="T31_31"><text:s/></text:span><text:span text:style-name="T31_32">when</text:span><text:span text:style-name="T31_33"><text:s/></text:span><text:span text:style-name="T31_34">completed</text:span><text:span text:style-name="T31_35">,<text:s/></text:span><text:span text:style-name="T31_36">lead</text:span><text:span text:style-name="T31_37"><text:s/></text:span><text:span text:style-name="T31_38">to</text:span><text:span text:style-name="T31_39"><text:s/></text:span><text:span text:style-name="T31_40">the</text:span><text:span text:style-name="T31_41"><text:s/></text:span><text:span text:style-name="T31_42">goals</text:span><text:span text:style-name="T31_43"><text:s/></text:span><text:span text:style-name="T31_44">being</text:span><text:span text:style-name="T31_45"><text:s/></text:span><text:span text:style-name="T31_46">achieved</text:span><text:span text:style-name="T31_47">.**</text:span></text:p>
      <text:p text:style-name="P32"/>
      <table:table table:style-name="Table2">
        <table:table-column table:style-name="Column2"/>
        <table:table-column table:style-name="Column3"/>
        <table:table-column table:style-name="Column4"/>
        <table:table-row table:style-name="Row2">
          <table:table-cell table:style-name="Cell2">
            <text:p text:style-name="P33"><text:span text:style-name="T33_1">Area</text:span><text:span text:style-name="T33_2"><text:s/></text:span><text:span text:style-name="T33_3">of</text:span><text:span text:style-name="T33_4"><text:s/></text:span><text:span text:style-name="T33_5">Work</text:span></text:p>
          </table:table-cell>
          <table:table-cell table:style-name="Cell3">
            <text:p text:style-name="P34"><text:span text:style-name="T34_1">Club</text:span><text:span text:style-name="T34_2"><text:s/></text:span><text:span text:style-name="T34_3">Goals</text:span></text:p>
          </table:table-cell>
          <table:table-cell table:style-name="Cell4">
            <text:p text:style-name="P35"><text:span text:style-name="T35_1">Numbers</text:span></text:p>
          </table:table-cell>
        </table:table-row>
        <table:table-row table:style-name="Row3">
          <table:table-cell table:style-name="Cell5">
            <text:p text:style-name="P36"><text:span text:style-name="T36_1">Member</text:span><text:span text:style-name="T36_2"><text:s/></text:span><text:span text:style-name="T36_3">Education</text:span></text:p>
          </table:table-cell>
          <table:table-cell table:style-name="Cell6">
            <text:list text:style-name="LS4" xml:id="list13">
              <text:list-item>
                <text:p text:style-name="P37"><text:span text:style-name="T37_1">i</text:span><text:span text:style-name="T37_2">.</text:span><text:span text:style-name="T37_3">e</text:span><text:span text:style-name="T37_4">.<text:s/></text:span><text:span text:style-name="T37_5">Run</text:span><text:span text:style-name="T37_6"><text:s/></text:span><text:span text:style-name="T37_7">high</text:span><text:span text:style-name="T37_8"><text:s/></text:span><text:span text:style-name="T37_9">quality</text:span><text:span text:style-name="T37_10"><text:s/></text:span><text:span text:style-name="T37_11">educational</text:span><text:span text:style-name="T37_12"><text:s/></text:span><text:span text:style-name="T37_13">activities</text:span><text:span text:style-name="T37_14"><text:s/></text:span><text:span text:style-name="T37_15">that</text:span><text:span text:style-name="T37_16"><text:s/></text:span><text:span text:style-name="T37_17">reach</text:span><text:span text:style-name="T37_18"><text:s/></text:span><text:span text:style-name="T37_19">general</text:span><text:span text:style-name="T37_20"><text:s/></text:span><text:span text:style-name="T37_21">members</text:span><text:span text:style-name="T37_22"><text:s/></text:span><text:span text:style-name="T37_23">and</text:span><text:span text:style-name="T37_24"><text:s/></text:span><text:span text:style-name="T37_25">draw</text:span><text:span text:style-name="T37_26"><text:s/></text:span><text:span text:style-name="T37_27">students</text:span><text:span text:style-name="T37_28"><text:s/></text:span><text:span text:style-name="T37_29">into</text:span><text:span text:style-name="T37_30"><text:s/></text:span><text:span text:style-name="T37_31">the</text:span><text:span text:style-name="T37_32"><text:s/></text:span><text:span text:style-name="T37_33">organization</text:span></text:p>
              </text:list-item>
            </text:list>
            <text:list text:style-name="LS5" xml:id="list14">
              <text:list-item>
                <text:p text:style-name="P38"><text:span text:style-name="T38_1"><text:s/></text:span></text:p>
              </text:list-item>
              <text:list-item>
                <text:p text:style-name="P39"/>
              </text:list-item>
            </text:list>
          </table:table-cell>
          <table:table-cell table:style-name="Cell7">
            <text:p text:style-name="P40"><text:span text:style-name="T40_1">3<text:s/></text:span><text:span text:style-name="T40_2">activites</text:span><text:span text:style-name="T40_3">/</text:span><text:span text:style-name="T40_4">semester</text:span></text:p>
          </table:table-cell>
        </table:table-row>
        <table:table-row table:style-name="Row4">
          <table:table-cell table:style-name="Cell8">
            <text:p text:style-name="P41"><text:span text:style-name="T41_1">Membership</text:span><text:span text:style-name="T41_2"><text:s/></text:span><text:span text:style-name="T41_3">Building</text:span></text:p>
          </table:table-cell>
          <table:table-cell table:style-name="Cell9">
            <text:list text:style-name="LS6" xml:id="list16">
              <text:list-item>
                <text:p text:style-name="P42"><text:span text:style-name="T42_1"><text:s/></text:span></text:p>
              </text:list-item>
              <text:list-item>
                <text:p text:style-name="P43"><text:span text:style-name="T43_1"><text:s/></text:span></text:p>
              </text:list-item>
              <text:list-item>
                <text:p text:style-name="P44"/>
              </text:list-item>
            </text:list>
          </table:table-cell>
          <table:table-cell table:style-name="Cell10">
            <text:p text:style-name="P45"/>
          </table:table-cell>
        </table:table-row>
        <table:table-row table:style-name="Row5">
          <table:table-cell table:style-name="Cell11">
            <text:p text:style-name="P46"><text:span text:style-name="T46_1">Executive</text:span><text:span text:style-name="T46_2"><text:s/></text:span><text:span text:style-name="T46_3">Building</text:span></text:p>
          </table:table-cell>
          <table:table-cell table:style-name="Cell12">
            <text:list text:style-name="LS7" xml:id="list19">
              <text:list-item>
                <text:p text:style-name="P47"><text:span text:style-name="T47_1"><text:s/></text:span></text:p>
              </text:list-item>
              <text:list-item>
                <text:p text:style-name="P48"><text:span text:style-name="T48_1"><text:s/></text:span></text:p>
              </text:list-item>
              <text:list-item>
                <text:p text:style-name="P49"/>
              </text:list-item>
            </text:list>
          </table:table-cell>
          <table:table-cell table:style-name="Cell13">
            <text:p text:style-name="P50"/>
          </table:table-cell>
        </table:table-row>
        <table:table-row table:style-name="Row6">
          <table:table-cell table:style-name="Cell14">
            <text:p text:style-name="P51"><text:span text:style-name="T51_1">Teach</text:span><text:span text:style-name="T51_2"><text:s/></text:span><text:span text:style-name="T51_3">The</text:span><text:span text:style-name="T51_4"><text:s/></text:span><text:span text:style-name="T51_5">Web</text:span></text:p>
          </table:table-cell>
          <table:table-cell table:style-name="Cell15">
            <text:list text:style-name="LS8" xml:id="list22">
              <text:list-item>
                <text:p text:style-name="P52"><text:span text:style-name="T52_1"><text:s/></text:span></text:p>
              </text:list-item>
              <text:list-item>
                <text:p text:style-name="P53"><text:span text:style-name="T53_1"><text:s/></text:span></text:p>
              </text:list-item>
              <text:list-item>
                <text:p text:style-name="P54"><text:span text:style-name="T54_1"><text:s/></text:span></text:p>
              </text:list-item>
            </text:list>
          </table:table-cell>
          <table:table-cell table:style-name="Cell16">
            <text:p text:style-name="P55"/>
          </table:table-cell>
        </table:table-row>
        <table:table-row table:style-name="Row7">
          <table:table-cell table:style-name="Cell17">
            <text:p text:style-name="P56"><text:span text:style-name="T56_1">Build</text:span><text:span text:style-name="T56_2"><text:s/></text:span><text:span text:style-name="T56_3">The</text:span><text:span text:style-name="T56_4"><text:s/></text:span><text:span text:style-name="T56_5">Web</text:span></text:p>
          </table:table-cell>
          <table:table-cell table:style-name="Cell18">
            <text:list text:style-name="LS9" xml:id="list25">
              <text:list-item>
                <text:p text:style-name="P57"><text:span text:style-name="T57_1"><text:s/></text:span></text:p>
              </text:list-item>
              <text:list-item>
                <text:p text:style-name="P58"><text:span text:style-name="T58_1"><text:s/></text:span></text:p>
              </text:list-item>
              <text:list-item>
                <text:p text:style-name="P59"/>
              </text:list-item>
            </text:list>
          </table:table-cell>
          <table:table-cell table:style-name="Cell19">
            <text:p text:style-name="P60"/>
          </table:table-cell>
        </table:table-row>
        <table:table-row table:style-name="Row8">
          <table:table-cell table:style-name="Cell20">
            <text:p text:style-name="P61"><text:span text:style-name="T61_1">Protect</text:span><text:span text:style-name="T61_2"><text:s/></text:span><text:span text:style-name="T61_3">The</text:span><text:span text:style-name="T61_4"><text:s/></text:span><text:span text:style-name="T61_5">Web</text:span></text:p>
          </table:table-cell>
          <table:table-cell table:style-name="Cell21">
            <text:list text:style-name="LS10" xml:id="list28">
              <text:list-item>
                <text:p text:style-name="P62"><text:span text:style-name="T62_1"><text:s/></text:span></text:p>
              </text:list-item>
              <text:list-item>
                <text:p text:style-name="P63"><text:span text:style-name="T63_1"><text:s/></text:span></text:p>
              </text:list-item>
              <text:list-item>
                <text:p text:style-name="P64"><text:span text:style-name="T64_1"><text:s/></text:span></text:p>
              </text:list-item>
            </text:list>
          </table:table-cell>
          <table:table-cell table:style-name="Cell22">
            <text:p text:style-name="P65"/>
          </table:table-cell>
        </table:table-row>
      </table:table>
      <text:p text:style-name="P66"/>
      <text:h text:style-name="P67" text:outline-level="10"><text:bookmark-start text:name="h.e7t94eiuulp"/><text:bookmark-end text:name="h.e7t94eiuulp"/><text:span text:style-name="T67_1">3.<text:s/></text:span><text:span text:style-name="T67_2">Roadmap</text:span><text:span text:style-name="T67_3"><text:s/></text:span></text:h>
      <text:p text:style-name="P68"><text:span text:style-name="T68_1">**</text:span><text:span text:style-name="T68_2">Hint</text:span><text:span text:style-name="T68_3">:<text:s/></text:span><text:span text:style-name="T68_4">This</text:span><text:span text:style-name="T68_5"><text:s/></text:span><text:span text:style-name="T68_6">is</text:span><text:span text:style-name="T68_7"><text:s/></text:span><text:span text:style-name="T68_8">where</text:span><text:span text:style-name="T68_9"><text:s/></text:span><text:span text:style-name="T68_10">you</text:span><text:span text:style-name="T68_11"><text:s/></text:span><text:span text:style-name="T68_12">get</text:span><text:span text:style-name="T68_13"><text:s/></text:span><text:span text:style-name="T68_14">even</text:span><text:span text:style-name="T68_15"><text:s/></text:span><text:span text:style-name="T68_16">more</text:span><text:span text:style-name="T68_17"><text:s/></text:span><text:span text:style-name="T68_18">specific</text:span><text:span text:style-name="T68_19"><text:s/></text:span><text:span text:style-name="T68_20">about</text:span><text:span text:style-name="T68_21"><text:s/></text:span><text:span text:style-name="T68_22">what</text:span><text:span text:style-name="T68_23"><text:s/></text:span><text:span text:style-name="T68_24">needs</text:span><text:span text:style-name="T68_25"><text:s/></text:span><text:span text:style-name="T68_26">to</text:span><text:span text:style-name="T68_27"><text:s/></text:span><text:span text:style-name="T68_28">happen</text:span><text:span text:style-name="T68_29">,<text:s/></text:span><text:span text:style-name="T68_30">by</text:span><text:span text:style-name="T68_31"><text:s/></text:span><text:span text:style-name="T68_32">when</text:span><text:span text:style-name="T68_33"><text:s/></text:span><text:span text:style-name="T68_34">and</text:span><text:span text:style-name="T68_35"><text:s/></text:span><text:span text:style-name="T68_36">by</text:span><text:span text:style-name="T68_37"><text:s/></text:span><text:span text:style-name="T68_38">whom</text:span><text:span text:style-name="T68_39"><text:s/></text:span><text:span text:style-name="T68_40">to</text:span><text:span text:style-name="T68_41"><text:s/></text:span><text:span text:style-name="T68_42">realize</text:span><text:span text:style-name="T68_43"><text:s/></text:span><text:span text:style-name="T68_44">your</text:span><text:span text:style-name="T68_45"><text:s/></text:span><text:span text:style-name="T68_46">Club</text:span><text:span text:style-name="T68_47"><text:s/></text:span><text:span text:style-name="T68_48">goals</text:span><text:span text:style-name="T68_49"><text:s/></text:span><text:span text:style-name="T68_50">and</text:span><text:span text:style-name="T68_51"><text:s/></text:span><text:span text:style-name="T68_52">objective</text:span><text:span text:style-name="T68_53">.<text:s/></text:span><text:span text:style-name="T68_54">here</text:span><text:span text:style-name="T68_55">,<text:s/></text:span><text:span text:style-name="T68_56">each</text:span><text:span text:style-name="T68_57"><text:s/></text:span><text:span text:style-name="T68_58">area</text:span><text:span text:style-name="T68_59"><text:s/></text:span><text:span text:style-name="T68_60">of</text:span><text:span text:style-name="T68_61"><text:s/></text:span><text:span text:style-name="T68_62">work</text:span><text:span text:style-name="T68_63"><text:s/></text:span><text:span text:style-name="T68_64">becomes</text:span><text:span text:style-name="T68_65"><text:s/></text:span><text:span text:style-name="T68_66">an</text:span><text:span text:style-name="T68_67"><text:s/></text:span><text:span text:style-name="T68_68">objective</text:span><text:span text:style-name="T68_69">.**</text:span></text:p>
      <text:h text:style-name="P69" text:outline-level="10"><text:bookmark-start text:name="h.rcfnu8pr6en1"/><text:bookmark-end text:name="h.rcfnu8pr6en1"/><text:span text:style-name="T69_1">Goal</text:span><text:span text:style-name="T69_2">:<text:s/></text:span><text:span text:style-name="T69_3">Member</text:span><text:span text:style-name="T69_4"><text:s/></text:span><text:span text:style-name="T69_5">Education</text:span><text:span text:style-name="T69_6"><text:s/></text:span></text:h>
      <table:table table:style-name="Table3">
        <table:table-column table:style-name="Column5"/>
        <table:table-column table:style-name="Column6"/>
        <table:table-column table:style-name="Column7"/>
        <table:table-column table:style-name="Column8"/>
        <table:table-row table:style-name="Row9">
          <table:table-cell table:style-name="Cell23">
            <text:p text:style-name="P70"><text:span text:style-name="T70_1">Objective</text:span></text:p>
          </table:table-cell>
          <table:table-cell table:style-name="Cell24">
            <text:p text:style-name="P71"><text:span text:style-name="T71_1">Tasks</text:span></text:p>
          </table:table-cell>
          <table:table-cell table:style-name="Cell25">
            <text:p text:style-name="P72"><text:span text:style-name="T72_1">Timeline</text:span></text:p>
          </table:table-cell>
          <table:table-cell table:style-name="Cell26">
            <text:p text:style-name="P73"><text:span text:style-name="T73_1">Responsibility</text:span><text:span text:style-name="T73_2">/</text:span><text:span text:style-name="T73_3">Resources</text:span></text:p>
          </table:table-cell>
        </table:table-row>
        <table:table-row table:style-name="Row10">
          <table:table-cell table:style-name="Cell27">
            <text:p text:style-name="P74"><text:span text:style-name="T74_1">I</text:span><text:span text:style-name="T74_2">.</text:span><text:span text:style-name="T74_3">e</text:span><text:span text:style-name="T74_4">.<text:s/></text:span><text:span text:style-name="T74_5">Run</text:span><text:span text:style-name="T74_6"><text:s/></text:span><text:span text:style-name="T74_7">high</text:span><text:span text:style-name="T74_8"><text:s/></text:span><text:span text:style-name="T74_9">quality</text:span><text:span text:style-name="T74_10"><text:s/></text:span><text:span text:style-name="T74_11">member</text:span><text:span text:style-name="T74_12"><text:s/></text:span><text:span text:style-name="T74_13">education</text:span><text:span text:style-name="T74_14"><text:s/></text:span><text:span text:style-name="T74_15">activities</text:span></text:p>
          </table:table-cell>
          <table:table-cell table:style-name="Cell28">
            <text:p text:style-name="P75"><text:span text:style-name="T75_1">Poll</text:span><text:span text:style-name="T75_2"><text:s/></text:span><text:span text:style-name="T75_3">members</text:span><text:span text:style-name="T75_4"><text:s/></text:span><text:span text:style-name="T75_5">to</text:span><text:span text:style-name="T75_6"><text:s/></text:span><text:span text:style-name="T75_7">find</text:span><text:span text:style-name="T75_8"><text:s/></text:span><text:span text:style-name="T75_9">area</text:span><text:span text:style-name="T75_10"><text:s/></text:span><text:span text:style-name="T75_11">of</text:span><text:span text:style-name="T75_12"><text:s/></text:span><text:span text:style-name="T75_13">greatest</text:span><text:span text:style-name="T75_14"><text:s/></text:span><text:span text:style-name="T75_15">interest</text:span></text:p>
          </table:table-cell>
          <table:table-cell table:style-name="Cell29">
            <text:p text:style-name="P76"><text:span text:style-name="T76_1">Sept</text:span><text:span text:style-name="T76_2"><text:s/>10</text:span><text:span text:style-name="T76_3">th</text:span></text:p>
          </table:table-cell>
          <table:table-cell table:style-name="Cell30">
            <text:p text:style-name="P77"><text:span text:style-name="T77_1">Jon</text:span><text:span text:style-name="T77_2"><text:s/></text:span><text:span text:style-name="T77_3">Doe</text:span></text:p>
          </table:table-cell>
        </table:table-row>
        <table:table-row table:style-name="Row11">
          <table:table-cell table:style-name="Cell31">
            <text:p text:style-name="P78"/>
          </table:table-cell>
          <table:table-cell table:style-name="Cell32">
            <text:p text:style-name="P79"><text:span text:style-name="T79_1">Source</text:span><text:span text:style-name="T79_2"><text:s/></text:span><text:span text:style-name="T79_3">training</text:span><text:span text:style-name="T79_4"><text:s/></text:span><text:span text:style-name="T79_5">materials</text:span><text:span text:style-name="T79_6"><text:s/></text:span><text:span text:style-name="T79_7">for</text:span><text:span text:style-name="T79_8"><text:s/></text:span><text:span text:style-name="T79_9">activities</text:span></text:p>
          </table:table-cell>
          <table:table-cell table:style-name="Cell33">
            <text:p text:style-name="P80"><text:span text:style-name="T80_1">Sept</text:span><text:span text:style-name="T80_2"><text:s/>20</text:span><text:span text:style-name="T80_3">th</text:span></text:p>
          </table:table-cell>
          <table:table-cell table:style-name="Cell34">
            <text:p text:style-name="P81"><text:span text:style-name="T81_1">Jon</text:span><text:span text:style-name="T81_2"><text:s/></text:span><text:span text:style-name="T81_3">Doe</text:span><text:span text:style-name="T81_4"><text:s/>+<text:s/></text:span><text:span text:style-name="T81_5">Jane</text:span><text:span text:style-name="T81_6"><text:s/></text:span><text:span text:style-name="T81_7">Doe</text:span></text:p>
          </table:table-cell>
        </table:table-row>
        <table:table-row table:style-name="Row12">
          <table:table-cell table:style-name="Cell35">
            <text:p text:style-name="P82"/>
          </table:table-cell>
          <table:table-cell table:style-name="Cell36">
            <text:p text:style-name="P83"><text:span text:style-name="T83_1">Find</text:span><text:span text:style-name="T83_2"><text:s/></text:span><text:span text:style-name="T83_3">hosts</text:span><text:span text:style-name="T83_4"><text:s/>&amp;<text:s/></text:span><text:span text:style-name="T83_5">schedule</text:span><text:span text:style-name="T83_6"><text:s/></text:span><text:span text:style-name="T83_7">trainings</text:span></text:p>
          </table:table-cell>
          <table:table-cell table:style-name="Cell37">
            <text:p text:style-name="P84"><text:span text:style-name="T84_1">Oct</text:span><text:span text:style-name="T84_2"><text:s/>10</text:span><text:span text:style-name="T84_3">th</text:span></text:p>
          </table:table-cell>
          <table:table-cell table:style-name="Cell38">
            <text:p text:style-name="P85"><text:span text:style-name="T85_1">Exec</text:span><text:span text:style-name="T85_2"><text:s/>+<text:s/></text:span><text:span text:style-name="T85_3">Jon</text:span><text:span text:style-name="T85_4"><text:s/></text:span><text:span text:style-name="T85_5">Doe</text:span><text:span text:style-name="T85_6"><text:s/>+<text:s/></text:span><text:span text:style-name="T85_7">Jane</text:span><text:span text:style-name="T85_8"><text:s/></text:span><text:span text:style-name="T85_9">Doe</text:span></text:p>
          </table:table-cell>
        </table:table-row>
        <table:table-row table:style-name="Row13">
          <table:table-cell table:style-name="Cell39">
            <text:p text:style-name="P86"/>
          </table:table-cell>
          <table:table-cell table:style-name="Cell40">
            <text:p text:style-name="P87"/>
          </table:table-cell>
          <table:table-cell table:style-name="Cell41">
            <text:p text:style-name="P88"/>
          </table:table-cell>
          <table:table-cell table:style-name="Cell42">
            <text:p text:style-name="P89"/>
          </table:table-cell>
        </table:table-row>
        <table:table-row table:style-name="Row14">
          <table:table-cell table:style-name="Cell43">
            <text:p text:style-name="P90"/>
          </table:table-cell>
          <table:table-cell table:style-name="Cell44">
            <text:p text:style-name="P91"/>
          </table:table-cell>
          <table:table-cell table:style-name="Cell45">
            <text:p text:style-name="P92"/>
          </table:table-cell>
          <table:table-cell table:style-name="Cell46">
            <text:p text:style-name="P93"/>
          </table:table-cell>
        </table:table-row>
        <table:table-row table:style-name="Row15">
          <table:table-cell table:style-name="Cell47">
            <text:p text:style-name="P94"/>
          </table:table-cell>
          <table:table-cell table:style-name="Cell48">
            <text:p text:style-name="P95"/>
          </table:table-cell>
          <table:table-cell table:style-name="Cell49">
            <text:p text:style-name="P96"/>
          </table:table-cell>
          <table:table-cell table:style-name="Cell50">
            <text:p text:style-name="P97"/>
          </table:table-cell>
        </table:table-row>
        <table:table-row table:style-name="Row16">
          <table:table-cell table:style-name="Cell51">
            <text:p text:style-name="P98"/>
          </table:table-cell>
          <table:table-cell table:style-name="Cell52">
            <text:p text:style-name="P99"/>
          </table:table-cell>
          <table:table-cell table:style-name="Cell53">
            <text:p text:style-name="P100"/>
          </table:table-cell>
          <table:table-cell table:style-name="Cell54">
            <text:p text:style-name="P101"/>
          </table:table-cell>
        </table:table-row>
        <table:table-row table:style-name="Row17">
          <table:table-cell table:style-name="Cell55">
            <text:p text:style-name="P102"/>
          </table:table-cell>
          <table:table-cell table:style-name="Cell56">
            <text:p text:style-name="P103"/>
          </table:table-cell>
          <table:table-cell table:style-name="Cell57">
            <text:p text:style-name="P104"/>
          </table:table-cell>
          <table:table-cell table:style-name="Cell58">
            <text:p text:style-name="P105"/>
          </table:table-cell>
        </table:table-row>
        <table:table-row table:style-name="Row18">
          <table:table-cell table:style-name="Cell59">
            <text:p text:style-name="P106"/>
          </table:table-cell>
          <table:table-cell table:style-name="Cell60">
            <text:p text:style-name="P107"/>
          </table:table-cell>
          <table:table-cell table:style-name="Cell61">
            <text:p text:style-name="P108"/>
          </table:table-cell>
          <table:table-cell table:style-name="Cell62">
            <text:p text:style-name="P109"/>
          </table:table-cell>
        </table:table-row>
      </table:table>
      <text:p text:style-name="P110"/>
      <text:h text:style-name="P111" text:outline-level="10"><text:bookmark-start text:name="h.bbuotcnf5odo"/><text:bookmark-end text:name="h.bbuotcnf5odo"/><text:span text:style-name="T111_1">Goal</text:span><text:span text:style-name="T111_2">:<text:s/></text:span><text:span text:style-name="T111_3">Membership</text:span><text:span text:style-name="T111_4"><text:s/></text:span><text:span text:style-name="T111_5">Building</text:span></text:h>
      <table:table table:style-name="Table4">
        <table:table-column table:style-name="Column9"/>
        <table:table-column table:style-name="Column10"/>
        <table:table-column table:style-name="Column11"/>
        <table:table-column table:style-name="Column12"/>
        <table:table-row table:style-name="Row19">
          <table:table-cell table:style-name="Cell63">
            <text:p text:style-name="P112"><text:span text:style-name="T112_1">Objective</text:span></text:p>
          </table:table-cell>
          <table:table-cell table:style-name="Cell64">
            <text:p text:style-name="P113"><text:span text:style-name="T113_1">Tasks</text:span></text:p>
          </table:table-cell>
          <table:table-cell table:style-name="Cell65">
            <text:p text:style-name="P114"><text:span text:style-name="T114_1">Timeline</text:span></text:p>
          </table:table-cell>
          <table:table-cell table:style-name="Cell66">
            <text:p text:style-name="P115"><text:span text:style-name="T115_1">Responsibility</text:span><text:span text:style-name="T115_2">/</text:span><text:span text:style-name="T115_3">Resources</text:span></text:p>
          </table:table-cell>
        </table:table-row>
        <table:table-row table:style-name="Row20">
          <table:table-cell table:style-name="Cell67">
            <text:p text:style-name="P116"/>
          </table:table-cell>
          <table:table-cell table:style-name="Cell68">
            <text:p text:style-name="P117"/>
          </table:table-cell>
          <table:table-cell table:style-name="Cell69">
            <text:p text:style-name="P118"/>
          </table:table-cell>
          <table:table-cell table:style-name="Cell70">
            <text:p text:style-name="P119"/>
          </table:table-cell>
        </table:table-row>
        <table:table-row table:style-name="Row21">
          <table:table-cell table:style-name="Cell71">
            <text:p text:style-name="P120"/>
          </table:table-cell>
          <table:table-cell table:style-name="Cell72">
            <text:p text:style-name="P121"/>
          </table:table-cell>
          <table:table-cell table:style-name="Cell73">
            <text:p text:style-name="P122"/>
          </table:table-cell>
          <table:table-cell table:style-name="Cell74">
            <text:p text:style-name="P123"/>
          </table:table-cell>
        </table:table-row>
        <table:table-row table:style-name="Row22">
          <table:table-cell table:style-name="Cell75">
            <text:p text:style-name="P124"/>
          </table:table-cell>
          <table:table-cell table:style-name="Cell76">
            <text:p text:style-name="P125"/>
          </table:table-cell>
          <table:table-cell table:style-name="Cell77">
            <text:p text:style-name="P126"/>
          </table:table-cell>
          <table:table-cell table:style-name="Cell78">
            <text:p text:style-name="P127"/>
          </table:table-cell>
        </table:table-row>
        <table:table-row table:style-name="Row23">
          <table:table-cell table:style-name="Cell79">
            <text:p text:style-name="P128"/>
          </table:table-cell>
          <table:table-cell table:style-name="Cell80">
            <text:p text:style-name="P129"/>
          </table:table-cell>
          <table:table-cell table:style-name="Cell81">
            <text:p text:style-name="P130"/>
          </table:table-cell>
          <table:table-cell table:style-name="Cell82">
            <text:p text:style-name="P131"/>
          </table:table-cell>
        </table:table-row>
        <table:table-row table:style-name="Row24">
          <table:table-cell table:style-name="Cell83">
            <text:p text:style-name="P132"/>
          </table:table-cell>
          <table:table-cell table:style-name="Cell84">
            <text:p text:style-name="P133"/>
          </table:table-cell>
          <table:table-cell table:style-name="Cell85">
            <text:p text:style-name="P134"/>
          </table:table-cell>
          <table:table-cell table:style-name="Cell86">
            <text:p text:style-name="P135"/>
          </table:table-cell>
        </table:table-row>
        <table:table-row table:style-name="Row25">
          <table:table-cell table:style-name="Cell87">
            <text:p text:style-name="P136"/>
          </table:table-cell>
          <table:table-cell table:style-name="Cell88">
            <text:p text:style-name="P137"/>
          </table:table-cell>
          <table:table-cell table:style-name="Cell89">
            <text:p text:style-name="P138"/>
          </table:table-cell>
          <table:table-cell table:style-name="Cell90">
            <text:p text:style-name="P139"/>
          </table:table-cell>
        </table:table-row>
        <table:table-row table:style-name="Row26">
          <table:table-cell table:style-name="Cell91">
            <text:p text:style-name="P140"/>
          </table:table-cell>
          <table:table-cell table:style-name="Cell92">
            <text:p text:style-name="P141"/>
          </table:table-cell>
          <table:table-cell table:style-name="Cell93">
            <text:p text:style-name="P142"/>
          </table:table-cell>
          <table:table-cell table:style-name="Cell94">
            <text:p text:style-name="P143"/>
          </table:table-cell>
        </table:table-row>
        <table:table-row table:style-name="Row27">
          <table:table-cell table:style-name="Cell95">
            <text:p text:style-name="P144"/>
          </table:table-cell>
          <table:table-cell table:style-name="Cell96">
            <text:p text:style-name="P145"/>
          </table:table-cell>
          <table:table-cell table:style-name="Cell97">
            <text:p text:style-name="P146"/>
          </table:table-cell>
          <table:table-cell table:style-name="Cell98">
            <text:p text:style-name="P147"/>
          </table:table-cell>
        </table:table-row>
        <table:table-row table:style-name="Row28">
          <table:table-cell table:style-name="Cell99">
            <text:p text:style-name="P148"/>
          </table:table-cell>
          <table:table-cell table:style-name="Cell100">
            <text:p text:style-name="P149"/>
          </table:table-cell>
          <table:table-cell table:style-name="Cell101">
            <text:p text:style-name="P150"/>
          </table:table-cell>
          <table:table-cell table:style-name="Cell102">
            <text:p text:style-name="P151"/>
          </table:table-cell>
        </table:table-row>
      </table:table>
      <text:p text:style-name="P152"/>
      <text:h text:style-name="P153" text:outline-level="10"><text:bookmark-start text:name="h.avh0p0h2l6yb"/><text:bookmark-end text:name="h.avh0p0h2l6yb"/><text:span text:style-name="T153_1">Goal</text:span><text:span text:style-name="T153_2">:<text:s/></text:span><text:span text:style-name="T153_3">Executive</text:span><text:span text:style-name="T153_4"><text:s/></text:span><text:span text:style-name="T153_5">Building</text:span></text:h>
      <table:table table:style-name="Table5">
        <table:table-column table:style-name="Column13"/>
        <table:table-column table:style-name="Column14"/>
        <table:table-column table:style-name="Column15"/>
        <table:table-column table:style-name="Column16"/>
        <table:table-row table:style-name="Row29">
          <table:table-cell table:style-name="Cell103">
            <text:p text:style-name="P154"><text:span text:style-name="T154_1">Objective</text:span></text:p>
          </table:table-cell>
          <table:table-cell table:style-name="Cell104">
            <text:p text:style-name="P155"><text:span text:style-name="T155_1">Tasks</text:span></text:p>
          </table:table-cell>
          <table:table-cell table:style-name="Cell105">
            <text:p text:style-name="P156"><text:span text:style-name="T156_1">Timeline</text:span></text:p>
          </table:table-cell>
          <table:table-cell table:style-name="Cell106">
            <text:p text:style-name="P157"><text:span text:style-name="T157_1">Responsibility</text:span><text:span text:style-name="T157_2">/</text:span><text:span text:style-name="T157_3">Resources</text:span></text:p>
          </table:table-cell>
        </table:table-row>
        <table:table-row table:style-name="Row30">
          <table:table-cell table:style-name="Cell107">
            <text:p text:style-name="P158"/>
          </table:table-cell>
          <table:table-cell table:style-name="Cell108">
            <text:p text:style-name="P159"/>
          </table:table-cell>
          <table:table-cell table:style-name="Cell109">
            <text:p text:style-name="P160"/>
          </table:table-cell>
          <table:table-cell table:style-name="Cell110">
            <text:p text:style-name="P161"/>
          </table:table-cell>
        </table:table-row>
        <table:table-row table:style-name="Row31">
          <table:table-cell table:style-name="Cell111">
            <text:p text:style-name="P162"/>
          </table:table-cell>
          <table:table-cell table:style-name="Cell112">
            <text:p text:style-name="P163"/>
          </table:table-cell>
          <table:table-cell table:style-name="Cell113">
            <text:p text:style-name="P164"/>
          </table:table-cell>
          <table:table-cell table:style-name="Cell114">
            <text:p text:style-name="P165"/>
          </table:table-cell>
        </table:table-row>
        <table:table-row table:style-name="Row32">
          <table:table-cell table:style-name="Cell115">
            <text:p text:style-name="P166"/>
          </table:table-cell>
          <table:table-cell table:style-name="Cell116">
            <text:p text:style-name="P167"/>
          </table:table-cell>
          <table:table-cell table:style-name="Cell117">
            <text:p text:style-name="P168"/>
          </table:table-cell>
          <table:table-cell table:style-name="Cell118">
            <text:p text:style-name="P169"/>
          </table:table-cell>
        </table:table-row>
        <table:table-row table:style-name="Row33">
          <table:table-cell table:style-name="Cell119">
            <text:p text:style-name="P170"/>
          </table:table-cell>
          <table:table-cell table:style-name="Cell120">
            <text:p text:style-name="P171"/>
          </table:table-cell>
          <table:table-cell table:style-name="Cell121">
            <text:p text:style-name="P172"/>
          </table:table-cell>
          <table:table-cell table:style-name="Cell122">
            <text:p text:style-name="P173"/>
          </table:table-cell>
        </table:table-row>
        <table:table-row table:style-name="Row34">
          <table:table-cell table:style-name="Cell123">
            <text:p text:style-name="P174"/>
          </table:table-cell>
          <table:table-cell table:style-name="Cell124">
            <text:p text:style-name="P175"/>
          </table:table-cell>
          <table:table-cell table:style-name="Cell125">
            <text:p text:style-name="P176"/>
          </table:table-cell>
          <table:table-cell table:style-name="Cell126">
            <text:p text:style-name="P177"/>
          </table:table-cell>
        </table:table-row>
        <table:table-row table:style-name="Row35">
          <table:table-cell table:style-name="Cell127">
            <text:p text:style-name="P178"/>
          </table:table-cell>
          <table:table-cell table:style-name="Cell128">
            <text:p text:style-name="P179"/>
          </table:table-cell>
          <table:table-cell table:style-name="Cell129">
            <text:p text:style-name="P180"/>
          </table:table-cell>
          <table:table-cell table:style-name="Cell130">
            <text:p text:style-name="P181"/>
          </table:table-cell>
        </table:table-row>
        <table:table-row table:style-name="Row36">
          <table:table-cell table:style-name="Cell131">
            <text:p text:style-name="P182"/>
          </table:table-cell>
          <table:table-cell table:style-name="Cell132">
            <text:p text:style-name="P183"/>
          </table:table-cell>
          <table:table-cell table:style-name="Cell133">
            <text:p text:style-name="P184"/>
          </table:table-cell>
          <table:table-cell table:style-name="Cell134">
            <text:p text:style-name="P185"/>
          </table:table-cell>
        </table:table-row>
        <table:table-row table:style-name="Row37">
          <table:table-cell table:style-name="Cell135">
            <text:p text:style-name="P186"/>
          </table:table-cell>
          <table:table-cell table:style-name="Cell136">
            <text:p text:style-name="P187"/>
          </table:table-cell>
          <table:table-cell table:style-name="Cell137">
            <text:p text:style-name="P188"/>
          </table:table-cell>
          <table:table-cell table:style-name="Cell138">
            <text:p text:style-name="P189"/>
          </table:table-cell>
        </table:table-row>
        <table:table-row table:style-name="Row38">
          <table:table-cell table:style-name="Cell139">
            <text:p text:style-name="P190"/>
          </table:table-cell>
          <table:table-cell table:style-name="Cell140">
            <text:p text:style-name="P191"/>
          </table:table-cell>
          <table:table-cell table:style-name="Cell141">
            <text:p text:style-name="P192"/>
          </table:table-cell>
          <table:table-cell table:style-name="Cell142">
            <text:p text:style-name="P193"/>
          </table:table-cell>
        </table:table-row>
      </table:table>
      <text:p text:style-name="P194"/>
      <text:h text:style-name="P195" text:outline-level="10"><text:bookmark-start text:name="h.8huhoa16oxaf"/><text:bookmark-end text:name="h.8huhoa16oxaf"/><text:span text:style-name="T195_1">Goal</text:span><text:span text:style-name="T195_2">:<text:s/></text:span><text:span text:style-name="T195_3">Teach</text:span><text:span text:style-name="T195_4"><text:s/></text:span><text:span text:style-name="T195_5">The</text:span><text:span text:style-name="T195_6"><text:s/></text:span><text:span text:style-name="T195_7">Web</text:span></text:h>
      <table:table table:style-name="Table6">
        <table:table-column table:style-name="Column17"/>
        <table:table-column table:style-name="Column18"/>
        <table:table-column table:style-name="Column19"/>
        <table:table-column table:style-name="Column20"/>
        <table:table-row table:style-name="Row39">
          <table:table-cell table:style-name="Cell143">
            <text:p text:style-name="P196"><text:span text:style-name="T196_1">Objective</text:span></text:p>
          </table:table-cell>
          <table:table-cell table:style-name="Cell144">
            <text:p text:style-name="P197"><text:span text:style-name="T197_1">Tasks</text:span></text:p>
          </table:table-cell>
          <table:table-cell table:style-name="Cell145">
            <text:p text:style-name="P198"><text:span text:style-name="T198_1">Timeline</text:span></text:p>
          </table:table-cell>
          <table:table-cell table:style-name="Cell146">
            <text:p text:style-name="P199"><text:span text:style-name="T199_1">Responsibility</text:span><text:span text:style-name="T199_2">/</text:span><text:span text:style-name="T199_3">Resources</text:span></text:p>
          </table:table-cell>
        </table:table-row>
        <table:table-row table:style-name="Row40">
          <table:table-cell table:style-name="Cell147">
            <text:p text:style-name="P200"/>
          </table:table-cell>
          <table:table-cell table:style-name="Cell148">
            <text:p text:style-name="P201"/>
          </table:table-cell>
          <table:table-cell table:style-name="Cell149">
            <text:p text:style-name="P202"/>
          </table:table-cell>
          <table:table-cell table:style-name="Cell150">
            <text:p text:style-name="P203"/>
          </table:table-cell>
        </table:table-row>
        <table:table-row table:style-name="Row41">
          <table:table-cell table:style-name="Cell151">
            <text:p text:style-name="P204"/>
          </table:table-cell>
          <table:table-cell table:style-name="Cell152">
            <text:p text:style-name="P205"/>
          </table:table-cell>
          <table:table-cell table:style-name="Cell153">
            <text:p text:style-name="P206"/>
          </table:table-cell>
          <table:table-cell table:style-name="Cell154">
            <text:p text:style-name="P207"/>
          </table:table-cell>
        </table:table-row>
        <table:table-row table:style-name="Row42">
          <table:table-cell table:style-name="Cell155">
            <text:p text:style-name="P208"/>
          </table:table-cell>
          <table:table-cell table:style-name="Cell156">
            <text:p text:style-name="P209"/>
          </table:table-cell>
          <table:table-cell table:style-name="Cell157">
            <text:p text:style-name="P210"/>
          </table:table-cell>
          <table:table-cell table:style-name="Cell158">
            <text:p text:style-name="P211"/>
          </table:table-cell>
        </table:table-row>
        <table:table-row table:style-name="Row43">
          <table:table-cell table:style-name="Cell159">
            <text:p text:style-name="P212"/>
          </table:table-cell>
          <table:table-cell table:style-name="Cell160">
            <text:p text:style-name="P213"/>
          </table:table-cell>
          <table:table-cell table:style-name="Cell161">
            <text:p text:style-name="P214"/>
          </table:table-cell>
          <table:table-cell table:style-name="Cell162">
            <text:p text:style-name="P215"/>
          </table:table-cell>
        </table:table-row>
        <table:table-row table:style-name="Row44">
          <table:table-cell table:style-name="Cell163">
            <text:p text:style-name="P216"/>
          </table:table-cell>
          <table:table-cell table:style-name="Cell164">
            <text:p text:style-name="P217"/>
          </table:table-cell>
          <table:table-cell table:style-name="Cell165">
            <text:p text:style-name="P218"/>
          </table:table-cell>
          <table:table-cell table:style-name="Cell166">
            <text:p text:style-name="P219"/>
          </table:table-cell>
        </table:table-row>
        <table:table-row table:style-name="Row45">
          <table:table-cell table:style-name="Cell167">
            <text:p text:style-name="P220"/>
          </table:table-cell>
          <table:table-cell table:style-name="Cell168">
            <text:p text:style-name="P221"/>
          </table:table-cell>
          <table:table-cell table:style-name="Cell169">
            <text:p text:style-name="P222"/>
          </table:table-cell>
          <table:table-cell table:style-name="Cell170">
            <text:p text:style-name="P223"/>
          </table:table-cell>
        </table:table-row>
        <table:table-row table:style-name="Row46">
          <table:table-cell table:style-name="Cell171">
            <text:p text:style-name="P224"/>
          </table:table-cell>
          <table:table-cell table:style-name="Cell172">
            <text:p text:style-name="P225"/>
          </table:table-cell>
          <table:table-cell table:style-name="Cell173">
            <text:p text:style-name="P226"/>
          </table:table-cell>
          <table:table-cell table:style-name="Cell174">
            <text:p text:style-name="P227"/>
          </table:table-cell>
        </table:table-row>
        <table:table-row table:style-name="Row47">
          <table:table-cell table:style-name="Cell175">
            <text:p text:style-name="P228"/>
          </table:table-cell>
          <table:table-cell table:style-name="Cell176">
            <text:p text:style-name="P229"/>
          </table:table-cell>
          <table:table-cell table:style-name="Cell177">
            <text:p text:style-name="P230"/>
          </table:table-cell>
          <table:table-cell table:style-name="Cell178">
            <text:p text:style-name="P231"/>
          </table:table-cell>
        </table:table-row>
        <table:table-row table:style-name="Row48">
          <table:table-cell table:style-name="Cell179">
            <text:p text:style-name="P232"/>
          </table:table-cell>
          <table:table-cell table:style-name="Cell180">
            <text:p text:style-name="P233"/>
          </table:table-cell>
          <table:table-cell table:style-name="Cell181">
            <text:p text:style-name="P234"/>
          </table:table-cell>
          <table:table-cell table:style-name="Cell182">
            <text:p text:style-name="P235"/>
          </table:table-cell>
        </table:table-row>
      </table:table>
      <text:p text:style-name="P236"/>
      <text:h text:style-name="P237" text:outline-level="10"><text:bookmark-start text:name="h.4yrvzzposk23"/><text:bookmark-end text:name="h.4yrvzzposk23"/><text:span text:style-name="T237_1">Goal</text:span><text:span text:style-name="T237_2">:<text:s/></text:span><text:span text:style-name="T237_3">Build</text:span><text:span text:style-name="T237_4"><text:s/></text:span><text:span text:style-name="T237_5">The</text:span><text:span text:style-name="T237_6"><text:s/></text:span><text:span text:style-name="T237_7">Web</text:span><text:span text:style-name="T237_8"><text:s/></text:span></text:h>
      <table:table table:style-name="Table7">
        <table:table-column table:style-name="Column21"/>
        <table:table-column table:style-name="Column22"/>
        <table:table-column table:style-name="Column23"/>
        <table:table-column table:style-name="Column24"/>
        <table:table-row table:style-name="Row49">
          <table:table-cell table:style-name="Cell183">
            <text:p text:style-name="P238"><text:span text:style-name="T238_1">Objective</text:span></text:p>
          </table:table-cell>
          <table:table-cell table:style-name="Cell184">
            <text:p text:style-name="P239"><text:span text:style-name="T239_1">Tasks</text:span></text:p>
          </table:table-cell>
          <table:table-cell table:style-name="Cell185">
            <text:p text:style-name="P240"><text:span text:style-name="T240_1">Timeline</text:span></text:p>
          </table:table-cell>
          <table:table-cell table:style-name="Cell186">
            <text:p text:style-name="P241"><text:span text:style-name="T241_1">Responsibility</text:span><text:span text:style-name="T241_2">/</text:span><text:span text:style-name="T241_3">Resources</text:span></text:p>
          </table:table-cell>
        </table:table-row>
        <table:table-row table:style-name="Row50">
          <table:table-cell table:style-name="Cell187">
            <text:p text:style-name="P242"/>
          </table:table-cell>
          <table:table-cell table:style-name="Cell188">
            <text:p text:style-name="P243"/>
          </table:table-cell>
          <table:table-cell table:style-name="Cell189">
            <text:p text:style-name="P244"/>
          </table:table-cell>
          <table:table-cell table:style-name="Cell190">
            <text:p text:style-name="P245"/>
          </table:table-cell>
        </table:table-row>
        <table:table-row table:style-name="Row51">
          <table:table-cell table:style-name="Cell191">
            <text:p text:style-name="P246"/>
          </table:table-cell>
          <table:table-cell table:style-name="Cell192">
            <text:p text:style-name="P247"/>
          </table:table-cell>
          <table:table-cell table:style-name="Cell193">
            <text:p text:style-name="P248"/>
          </table:table-cell>
          <table:table-cell table:style-name="Cell194">
            <text:p text:style-name="P249"/>
          </table:table-cell>
        </table:table-row>
        <table:table-row table:style-name="Row52">
          <table:table-cell table:style-name="Cell195">
            <text:p text:style-name="P250"/>
          </table:table-cell>
          <table:table-cell table:style-name="Cell196">
            <text:p text:style-name="P251"/>
          </table:table-cell>
          <table:table-cell table:style-name="Cell197">
            <text:p text:style-name="P252"/>
          </table:table-cell>
          <table:table-cell table:style-name="Cell198">
            <text:p text:style-name="P253"/>
          </table:table-cell>
        </table:table-row>
        <table:table-row table:style-name="Row53">
          <table:table-cell table:style-name="Cell199">
            <text:p text:style-name="P254"/>
          </table:table-cell>
          <table:table-cell table:style-name="Cell200">
            <text:p text:style-name="P255"/>
          </table:table-cell>
          <table:table-cell table:style-name="Cell201">
            <text:p text:style-name="P256"/>
          </table:table-cell>
          <table:table-cell table:style-name="Cell202">
            <text:p text:style-name="P257"/>
          </table:table-cell>
        </table:table-row>
        <table:table-row table:style-name="Row54">
          <table:table-cell table:style-name="Cell203">
            <text:p text:style-name="P258"/>
          </table:table-cell>
          <table:table-cell table:style-name="Cell204">
            <text:p text:style-name="P259"/>
          </table:table-cell>
          <table:table-cell table:style-name="Cell205">
            <text:p text:style-name="P260"/>
          </table:table-cell>
          <table:table-cell table:style-name="Cell206">
            <text:p text:style-name="P261"/>
          </table:table-cell>
        </table:table-row>
        <table:table-row table:style-name="Row55">
          <table:table-cell table:style-name="Cell207">
            <text:p text:style-name="P262"/>
          </table:table-cell>
          <table:table-cell table:style-name="Cell208">
            <text:p text:style-name="P263"/>
          </table:table-cell>
          <table:table-cell table:style-name="Cell209">
            <text:p text:style-name="P264"/>
          </table:table-cell>
          <table:table-cell table:style-name="Cell210">
            <text:p text:style-name="P265"/>
          </table:table-cell>
        </table:table-row>
        <table:table-row table:style-name="Row56">
          <table:table-cell table:style-name="Cell211">
            <text:p text:style-name="P266"/>
          </table:table-cell>
          <table:table-cell table:style-name="Cell212">
            <text:p text:style-name="P267"/>
          </table:table-cell>
          <table:table-cell table:style-name="Cell213">
            <text:p text:style-name="P268"/>
          </table:table-cell>
          <table:table-cell table:style-name="Cell214">
            <text:p text:style-name="P269"/>
          </table:table-cell>
        </table:table-row>
        <table:table-row table:style-name="Row57">
          <table:table-cell table:style-name="Cell215">
            <text:p text:style-name="P270"/>
          </table:table-cell>
          <table:table-cell table:style-name="Cell216">
            <text:p text:style-name="P271"/>
          </table:table-cell>
          <table:table-cell table:style-name="Cell217">
            <text:p text:style-name="P272"/>
          </table:table-cell>
          <table:table-cell table:style-name="Cell218">
            <text:p text:style-name="P273"/>
          </table:table-cell>
        </table:table-row>
        <table:table-row table:style-name="Row58">
          <table:table-cell table:style-name="Cell219">
            <text:p text:style-name="P274"/>
          </table:table-cell>
          <table:table-cell table:style-name="Cell220">
            <text:p text:style-name="P275"/>
          </table:table-cell>
          <table:table-cell table:style-name="Cell221">
            <text:p text:style-name="P276"/>
          </table:table-cell>
          <table:table-cell table:style-name="Cell222">
            <text:p text:style-name="P277"/>
          </table:table-cell>
        </table:table-row>
      </table:table>
      <text:h text:style-name="P278" text:outline-level="10"><text:bookmark-start text:name="h.klkc55p093cz"/><text:bookmark-end text:name="h.klkc55p093cz"/></text:h>
      <text:h text:style-name="P279" text:outline-level="10"><text:bookmark-start text:name="h.jvm492r2uwta"/><text:bookmark-end text:name="h.jvm492r2uwta"/><text:span text:style-name="T279_1">Goal</text:span><text:span text:style-name="T279_2">:<text:s/></text:span><text:span text:style-name="T279_3">Protect</text:span><text:span text:style-name="T279_4"><text:s/></text:span><text:span text:style-name="T279_5">The</text:span><text:span text:style-name="T279_6"><text:s/></text:span><text:span text:style-name="T279_7">Web</text:span><text:span text:style-name="T279_8"><text:s/></text:span></text:h>
      <table:table table:style-name="Table8">
        <table:table-column table:style-name="Column25"/>
        <table:table-column table:style-name="Column26"/>
        <table:table-column table:style-name="Column27"/>
        <table:table-column table:style-name="Column28"/>
        <table:table-row table:style-name="Row59">
          <table:table-cell table:style-name="Cell223">
            <text:p text:style-name="P280"><text:span text:style-name="T280_1">Objective</text:span></text:p>
          </table:table-cell>
          <table:table-cell table:style-name="Cell224">
            <text:p text:style-name="P281"><text:span text:style-name="T281_1">Tasks</text:span></text:p>
          </table:table-cell>
          <table:table-cell table:style-name="Cell225">
            <text:p text:style-name="P282"><text:span text:style-name="T282_1">Timeline</text:span></text:p>
          </table:table-cell>
          <table:table-cell table:style-name="Cell226">
            <text:p text:style-name="P283"><text:span text:style-name="T283_1">Responsibility</text:span><text:span text:style-name="T283_2">/</text:span><text:span text:style-name="T283_3">Resources</text:span></text:p>
          </table:table-cell>
        </table:table-row>
        <table:table-row table:style-name="Row60">
          <table:table-cell table:style-name="Cell227">
            <text:p text:style-name="P284"/>
          </table:table-cell>
          <table:table-cell table:style-name="Cell228">
            <text:p text:style-name="P285"/>
          </table:table-cell>
          <table:table-cell table:style-name="Cell229">
            <text:p text:style-name="P286"/>
          </table:table-cell>
          <table:table-cell table:style-name="Cell230">
            <text:p text:style-name="P287"/>
          </table:table-cell>
        </table:table-row>
        <table:table-row table:style-name="Row61">
          <table:table-cell table:style-name="Cell231">
            <text:p text:style-name="P288"/>
          </table:table-cell>
          <table:table-cell table:style-name="Cell232">
            <text:p text:style-name="P289"/>
          </table:table-cell>
          <table:table-cell table:style-name="Cell233">
            <text:p text:style-name="P290"/>
          </table:table-cell>
          <table:table-cell table:style-name="Cell234">
            <text:p text:style-name="P291"/>
          </table:table-cell>
        </table:table-row>
        <table:table-row table:style-name="Row62">
          <table:table-cell table:style-name="Cell235">
            <text:p text:style-name="P292"/>
          </table:table-cell>
          <table:table-cell table:style-name="Cell236">
            <text:p text:style-name="P293"/>
          </table:table-cell>
          <table:table-cell table:style-name="Cell237">
            <text:p text:style-name="P294"/>
          </table:table-cell>
          <table:table-cell table:style-name="Cell238">
            <text:p text:style-name="P295"/>
          </table:table-cell>
        </table:table-row>
        <table:table-row table:style-name="Row63">
          <table:table-cell table:style-name="Cell239">
            <text:p text:style-name="P296"/>
          </table:table-cell>
          <table:table-cell table:style-name="Cell240">
            <text:p text:style-name="P297"/>
          </table:table-cell>
          <table:table-cell table:style-name="Cell241">
            <text:p text:style-name="P298"/>
          </table:table-cell>
          <table:table-cell table:style-name="Cell242">
            <text:p text:style-name="P299"/>
          </table:table-cell>
        </table:table-row>
        <table:table-row table:style-name="Row64">
          <table:table-cell table:style-name="Cell243">
            <text:p text:style-name="P300"/>
          </table:table-cell>
          <table:table-cell table:style-name="Cell244">
            <text:p text:style-name="P301"/>
          </table:table-cell>
          <table:table-cell table:style-name="Cell245">
            <text:p text:style-name="P302"/>
          </table:table-cell>
          <table:table-cell table:style-name="Cell246">
            <text:p text:style-name="P303"/>
          </table:table-cell>
        </table:table-row>
        <table:table-row table:style-name="Row65">
          <table:table-cell table:style-name="Cell247">
            <text:p text:style-name="P304"/>
          </table:table-cell>
          <table:table-cell table:style-name="Cell248">
            <text:p text:style-name="P305"/>
          </table:table-cell>
          <table:table-cell table:style-name="Cell249">
            <text:p text:style-name="P306"/>
          </table:table-cell>
          <table:table-cell table:style-name="Cell250">
            <text:p text:style-name="P307"/>
          </table:table-cell>
        </table:table-row>
        <table:table-row table:style-name="Row66">
          <table:table-cell table:style-name="Cell251">
            <text:p text:style-name="P308"/>
          </table:table-cell>
          <table:table-cell table:style-name="Cell252">
            <text:p text:style-name="P309"/>
          </table:table-cell>
          <table:table-cell table:style-name="Cell253">
            <text:p text:style-name="P310"/>
          </table:table-cell>
          <table:table-cell table:style-name="Cell254">
            <text:p text:style-name="P311"/>
          </table:table-cell>
        </table:table-row>
        <table:table-row table:style-name="Row67">
          <table:table-cell table:style-name="Cell255">
            <text:p text:style-name="P312"/>
          </table:table-cell>
          <table:table-cell table:style-name="Cell256">
            <text:p text:style-name="P313"/>
          </table:table-cell>
          <table:table-cell table:style-name="Cell257">
            <text:p text:style-name="P314"/>
          </table:table-cell>
          <table:table-cell table:style-name="Cell258">
            <text:p text:style-name="P315"/>
          </table:table-cell>
        </table:table-row>
        <table:table-row table:style-name="Row68">
          <table:table-cell table:style-name="Cell259">
            <text:p text:style-name="P316"/>
          </table:table-cell>
          <table:table-cell table:style-name="Cell260">
            <text:p text:style-name="P317"/>
          </table:table-cell>
          <table:table-cell table:style-name="Cell261">
            <text:p text:style-name="P318"/>
          </table:table-cell>
          <table:table-cell table:style-name="Cell262">
            <text:p text:style-name="P319"/>
          </table:table-cell>
        </table:table-row>
      </table:table>
      <text:p text:style-name="P320"/>
      <text:h text:style-name="P321" text:outline-level="10"><text:bookmark-start text:name="h.szzggr6fwbny"/><text:bookmark-end text:name="h.szzggr6fwbny"/></text:h>
      <text:h text:style-name="P322" text:outline-level="10"><text:bookmark-start text:name="h.c009ug9oug4b"/><text:bookmark-end text:name="h.c009ug9oug4b"/></text:h>
      <text:h text:style-name="P323" text:outline-level="10"><text:bookmark-start text:name="h.cbnzvxusbka0"/><text:bookmark-end text:name="h.cbnzvxusbka0"/></text:h>
      <text:h text:style-name="P324" text:outline-level="10"><text:bookmark-start text:name="h.vxn7im1ghyq9"/><text:bookmark-end text:name="h.vxn7im1ghyq9"/></text:h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